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B00000068420CC085AE7DD8162.png" manifest:media-type="image/png"/>
  <manifest:file-entry manifest:full-path="Pictures/100002010000041B000005890CEFC9130001794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solid" svg:stroke-color="#ffffff" draw:fill="solid" draw:fill-color="#ffffff" draw:textarea-horizontal-align="justify" draw:textarea-vertical-align="middle" draw:auto-grow-height="false" fo:min-height="20.7cm" fo:min-width="8.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greyscale" draw:luminance="0%" draw:contrast="0%" draw:gamma="30%" draw:red="0%" draw:green="3%" draw:blue="0%" fo:clip="rect(2.381cm, 23.978cm, 17.292cm, 7.1cm)" draw:image-opacity="100%" style:mirror="none"/>
    </style:style>
    <style:style style:name="gr4" style:family="graphic" style:parent-style-name="standard">
      <style:graphic-properties svg:stroke-color="#808080" draw:fill="solid" draw:fill-color="#d3d3d3" draw:opacity="20%" draw:textarea-horizontal-align="justify" draw:textarea-vertical-align="middle" draw:auto-grow-height="false" fo:min-height="0.3cm" fo:min-width="0.3cm"/>
    </style:style>
    <style:style style:name="gr5" style:family="graphic" style:parent-style-name="standard">
      <style:graphic-properties draw:stroke="solid" svg:stroke-color="#808080" draw:fill="solid" draw:fill-color="#d3d3d3" draw:opacity="20%" draw:textarea-horizontal-align="justify" draw:textarea-vertical-align="middle" draw:auto-grow-height="false" fo:min-height="0.3cm" fo:min-width="0.3cm"/>
    </style:style>
    <style:style style:name="gr6" style:family="graphic" style:parent-style-name="standard">
      <style:graphic-properties draw:stroke="none" svg:stroke-color="#000000" draw:fill="none" draw:fill-color="#ffffff" fo:min-height="0.61cm" fo:min-width="1.8cm"/>
    </style:style>
    <style:style style:name="gr7" style:family="graphic" style:parent-style-name="standard" style:list-style-name="L2">
      <style:graphic-properties draw:stroke="none" svg:stroke-color="#000000" draw:fill="none" draw:fill-color="#ffffff" fo:min-height="0.335cm" fo:min-width="1.67cm"/>
    </style:style>
    <style:style style:name="gr8" style:family="graphic" style:parent-style-name="standard">
      <style:graphic-properties draw:stroke="none" svg:stroke-color="#000000" draw:fill="solid" draw:fill-color="#ffffff" fo:min-height="0.276cm" fo:min-width="1.869cm"/>
    </style:style>
    <style:style style:name="gr9" style:family="graphic" style:parent-style-name="standard">
      <style:graphic-properties draw:stroke="none" svg:stroke-color="#000000" draw:fill="solid" draw:fill-color="#ffffff" fo:min-height="0.276cm" fo:min-width="1.687cm"/>
    </style:style>
    <style:style style:name="gr10" style:family="graphic" style:parent-style-name="standard">
      <style:graphic-properties svg:stroke-width="0.018cm" svg:stroke-color="#000000" draw:marker-start-width="0.227cm" draw:marker-end-width="0.227cm" draw:fill="none" draw:textarea-vertical-align="middle" draw:auto-grow-height="false" fo:min-height="0.372cm" fo:min-width="0.011cm" fo:padding-top="0.009cm" fo:padding-bottom="0.009cm" fo:padding-left="0.009cm" fo:padding-right="0.009cm"/>
    </style:style>
    <style:style style:name="gr11" style:family="graphic" style:parent-style-name="Object_20_with_20_no_20_fill_20_and_20_no_20_line">
      <style:graphic-properties draw:stroke="solid" svg:stroke-width="0.018cm" svg:stroke-color="#808080" draw:marker-start-width="0.227cm" draw:marker-end-width="0.227cm" draw:fill="none" draw:fill-color="#d3d3d3" draw:opacity="100%" draw:textarea-vertical-align="middle" draw:color-mode="standard" draw:luminance="0%" draw:contrast="0%" draw:gamma="100%" draw:red="0%" draw:green="0%" draw:blue="0%" fo:clip="rect(8.423cm, 41.522cm, 33.915cm, 15.403cm)" draw:image-opacity="100%" style:mirror="none"/>
    </style:style>
    <style:style style:name="gr12" style:family="graphic" style:parent-style-name="standard">
      <style:graphic-properties draw:stroke="none" svg:stroke-color="#000000" draw:fill="none" draw:fill-color="#ffffff" fo:min-height="0.551cm" fo:min-width="1.357cm"/>
    </style:style>
    <style:style style:name="gr13" style:family="graphic" style:parent-style-name="standard">
      <style:graphic-properties draw:stroke="none" svg:stroke-color="#000000" draw:fill="none" draw:fill-color="#ffffff" fo:min-height="0.551cm" fo:min-width="1.568cm"/>
    </style:style>
    <style:style style:name="gr14" style:family="graphic" style:parent-style-name="Object_20_with_20_no_20_fill_20_and_20_no_20_line">
      <style:graphic-properties draw:stroke="solid" svg:stroke-width="0.018cm" svg:stroke-color="#808080" draw:marker-start-width="0.227cm" draw:marker-end-width="0.227cm" draw:fill="none" draw:fill-color="#d3d3d3" draw:opacity="100%" draw:textarea-vertical-align="middle" draw:color-mode="standard" draw:luminance="0%" draw:contrast="0%" draw:gamma="100%" draw:red="0%" draw:green="0%" draw:blue="0%" fo:clip="rect(12.163cm, 40.248cm, 30.018cm, 16.589cm)" draw:image-opacity="100%" style:mirror="none"/>
    </style:style>
    <style:style style:name="gr15" style:family="graphic" style:parent-style-name="objectwithoutfill">
      <style:graphic-properties svg:stroke-width="0.018cm" svg:stroke-color="#808080" draw:marker-start-width="0.227cm" draw:marker-end-width="0.227cm" draw:fill="none" draw:textarea-vertical-align="middle" fo:padding-top="0.009cm" fo:padding-bottom="0.009cm" fo:padding-left="0.009cm" fo:padding-right="0.009cm"/>
    </style:style>
    <style:style style:name="gr16" style:family="graphic" style:parent-style-name="Object_20_with_20_no_20_fill_20_and_20_no_20_line">
      <style:graphic-properties draw:stroke="none" draw:fill="none" draw:textarea-vertical-align="middle" draw:color-mode="greyscale" draw:luminance="0%" draw:contrast="0%" draw:gamma="30%" draw:red="0%" draw:green="3%" draw:blue="0%" fo:clip="rect(6.454cm, 33.137cm, 26.999cm, 12.041cm)" draw:image-opacity="100%" style:mirror="none"/>
    </style:style>
    <style:style style:name="gr17" style:family="graphic" style:parent-style-name="Object_20_with_20_no_20_fill_20_and_20_no_20_line">
      <style:graphic-properties draw:stroke="none" draw:fill="none" draw:textarea-vertical-align="middle" draw:color-mode="greyscale" draw:luminance="0%" draw:contrast="0%" draw:gamma="30%" draw:red="0%" draw:green="3%" draw:blue="0%" fo:clip="rect(9.892cm, 31.959cm, 23.452cm, 13.217cm)" draw:image-opacity="100%" style:mirror="none"/>
    </style:style>
    <style:style style:name="gr18" style:family="graphic" style:parent-style-name="standard">
      <style:graphic-properties draw:stroke="none" svg:stroke-color="#000000" draw:fill="none" draw:fill-color="#ffffff" fo:min-height="0.319cm" fo:min-width="0.167cm"/>
    </style:style>
    <style:style style:name="gr19" style:family="graphic" style:parent-style-name="standard">
      <style:graphic-properties draw:stroke="none" svg:stroke-color="#000000" draw:fill="none" draw:fill-color="#ffffff" fo:min-height="0.319cm" fo:min-width="0.176cm"/>
    </style:style>
    <style:style style:name="gr20" style:family="graphic" style:parent-style-name="standard">
      <style:graphic-properties draw:stroke="none" svg:stroke-color="#000000" draw:fill="none" draw:fill-color="#ffffff" fo:min-height="0.319cm" fo:min-width="0.18cm"/>
    </style:style>
    <style:style style:name="gr21" style:family="graphic" style:parent-style-name="standard">
      <style:graphic-properties svg:stroke-width="0.018cm" svg:stroke-color="#ff9999" draw:marker-start-width="0.227cm" draw:marker-end-width="0.227cm" draw:fill="solid" draw:fill-color="#ffffff" draw:textarea-horizontal-align="justify" draw:textarea-vertical-align="middle" draw:auto-grow-height="false" fo:min-height="0.281cm" fo:min-width="0.065cm" fo:padding-top="0.134cm" fo:padding-bottom="0.134cm" fo:padding-left="0.259cm" fo:padding-right="0.259cm"/>
    </style:style>
    <style:style style:name="gr22" style:family="graphic" style:parent-style-name="standard">
      <style:graphic-properties draw:stroke="none" svg:stroke-width="0.035cm" svg:stroke-color="#000000" draw:marker-start-width="0.252cm" draw:marker-end-width="0.252cm" draw:fill="none" draw:fill-color="#ffffff" draw:auto-grow-height="true" draw:auto-grow-width="false" fo:max-height="0cm" fo:min-height="0.276cm"/>
    </style:style>
    <style:style style:name="gr23"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1.107cm"/>
    </style:style>
    <style:style style:name="gr24" style:family="graphic" style:parent-style-name="objectwithoutfill">
      <style:graphic-properties svg:stroke-width="0.028cm" svg:stroke-color="#000000" draw:marker-start-width="0.242cm" draw:marker-end="Dimension_20_Lines" draw:marker-end-width="0.19cm" draw:fill="none" draw:textarea-vertical-align="middle" fo:padding-top="0.139cm" fo:padding-bottom="0.139cm" fo:padding-left="0.264cm" fo:padding-right="0.264cm"/>
    </style:style>
    <style:style style:name="gr25"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722cm"/>
    </style:style>
    <style:style style:name="gr26" style:family="graphic" style:parent-style-name="standard">
      <style:graphic-properties draw:stroke="solid" draw:stroke-dash="Ultrafine_20_Dashed" svg:stroke-width="0.028cm" svg:stroke-color="#999999" draw:marker-start-width="0.242cm" draw:marker-end-width="0.242cm" draw:fill="none" draw:textarea-horizontal-align="justify" draw:textarea-vertical-align="middle" draw:auto-grow-height="false" fo:min-height="0.372cm" fo:min-width="1.703cm" fo:padding-top="0.014cm" fo:padding-bottom="0.014cm" fo:padding-left="0.014cm" fo:padding-right="0.014cm"/>
    </style:style>
    <style:style style:name="gr27"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315cm"/>
    </style:style>
    <style:style style:name="gr28"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493cm"/>
    </style:style>
    <style:style style:name="gr29" style:family="graphic" style:parent-style-name="objectwithoutfill">
      <style:graphic-properties svg:stroke-width="0.028cm" svg:stroke-color="#000000" draw:marker-start-width="0.242cm" draw:marker-end="Dimension_20_Lines" draw:marker-end-width="0.142cm" draw:fill="none" draw:textarea-vertical-align="middle" fo:padding-top="0.014cm" fo:padding-bottom="0.014cm" fo:padding-left="0.014cm" fo:padding-right="0.014cm"/>
    </style:style>
    <style:style style:name="gr30"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31"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802cm"/>
    </style:style>
    <style:style style:name="gr32"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641cm"/>
    </style:style>
    <style:style style:name="gr33" style:family="graphic" style:parent-style-name="objectwithoutfill">
      <style:graphic-properties svg:stroke-width="0.028cm" svg:stroke-color="#000000" draw:marker-start-width="0.242cm" draw:marker-end="Symmetric_20_Arrow" draw:marker-end-width="0.14cm" draw:fill="none" draw:textarea-vertical-align="middle" fo:padding-top="0.014cm" fo:padding-bottom="0.014cm" fo:padding-left="0.014cm" fo:padding-right="0.014cm"/>
    </style:style>
    <style:style style:name="gr34" style:family="graphic" style:parent-style-name="objectwithoutfill">
      <style:graphic-properties svg:stroke-width="0.028cm" svg:stroke-color="#000000" draw:marker-start-width="0.242cm" draw:marker-end="Symmetric_20_Arrow" draw:marker-end-width="0.15cm" draw:fill="none" draw:textarea-vertical-align="middle" fo:padding-top="0.014cm" fo:padding-bottom="0.014cm" fo:padding-left="0.014cm" fo:padding-right="0.014cm"/>
    </style:style>
    <style:style style:name="gr35" style:family="graphic" style:parent-style-name="standard">
      <style:graphic-properties draw:stroke="none" svg:stroke-color="#000000" draw:fill="none" draw:fill-color="#ffffff" fo:min-height="0.319cm" fo:min-width="0.193cm"/>
    </style:style>
    <style:style style:name="gr36" style:family="graphic" style:parent-style-name="standard">
      <style:graphic-properties svg:stroke-width="0.035cm" svg:stroke-color="#b2b2b2" draw:marker-start-width="0.252cm" draw:marker-end-width="0.252cm" draw:fill="none" draw:textarea-vertical-align="middle" fo:padding-top="0.017cm" fo:padding-bottom="0.017cm" fo:padding-left="0.017cm" fo:padding-right="0.017cm"/>
    </style:style>
    <style:style style:name="gr37" style:family="graphic" style:parent-style-name="standard">
      <style:graphic-properties svg:stroke-width="0.035cm" svg:stroke-color="#b2b2b2" draw:marker-start-width="0.252cm" draw:marker-end-width="0.252cm" draw:fill="none" draw:textarea-horizontal-align="justify" draw:textarea-vertical-align="middle" draw:auto-grow-height="false" fo:min-height="2.088cm" fo:min-width="2.088cm" fo:padding-top="0.017cm" fo:padding-bottom="0.017cm" fo:padding-left="0.017cm" fo:padding-right="0.017cm"/>
    </style:style>
    <style:style style:name="gr38" style:family="graphic" style:parent-style-name="objectwithoutfill">
      <style:graphic-properties draw:stroke="solid" svg:stroke-width="0.018cm" svg:stroke-color="#000000" draw:marker-start-width="0.226cm" draw:marker-end-width="0.226cm" draw:fill="none" draw:textarea-vertical-align="middle" fo:padding-top="0.133cm" fo:padding-bottom="0.133cm" fo:padding-left="0.258cm" fo:padding-right="0.258cm"/>
    </style:style>
    <style:style style:name="gr39" style:family="graphic" style:parent-style-name="standard">
      <style:graphic-properties draw:stroke="none" svg:stroke-color="#000000" draw:fill="none" draw:fill-color="#ffffff" fo:min-height="0.551cm" fo:min-width="1.048cm"/>
    </style:style>
    <style:style style:name="gr40"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69cm" fo:min-width="0.169cm" fo:padding-top="0.014cm" fo:padding-bottom="0.014cm" fo:padding-left="0.014cm" fo:padding-right="0.014cm"/>
    </style:style>
    <style:style style:name="gr41"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235cm" fo:min-width="0.235cm" fo:padding-top="0.014cm" fo:padding-bottom="0.014cm" fo:padding-left="0.014cm" fo:padding-right="0.014cm"/>
    </style:style>
    <style:style style:name="gr42" style:family="graphic" style:parent-style-name="standard" style:list-style-name="L1">
      <style:graphic-properties svg:stroke-width="0.028cm" svg:stroke-color="#b2b2b2" draw:marker-start-width="0.242cm" draw:marker-end-width="0.242cm" draw:fill="solid" draw:fill-color="#ffffff" draw:textarea-horizontal-align="justify" draw:textarea-vertical-align="middle" draw:auto-grow-height="false" fo:min-height="0.343cm" fo:min-width="0.343cm" fo:padding-top="0.014cm" fo:padding-bottom="0.014cm" fo:padding-left="0.014cm" fo:padding-right="0.014cm"/>
    </style:style>
    <style:style style:name="gr43" style:family="graphic" style:parent-style-name="standard">
      <style:graphic-properties draw:stroke="none" svg:stroke-width="0.035cm" svg:stroke-color="#808080" draw:marker-start-width="0.252cm" draw:marker-end-width="0.252cm" draw:fill="none" draw:textarea-horizontal-align="justify" draw:textarea-vertical-align="middle" draw:auto-grow-height="false" fo:min-height="0.337cm" fo:min-width="0.337cm" fo:padding-top="0.017cm" fo:padding-bottom="0.017cm" fo:padding-left="0.017cm" fo:padding-right="0.017cm"/>
    </style:style>
    <style:style style:name="gr44" style:family="graphic" style:parent-style-name="standard">
      <style:graphic-properties svg:stroke-width="0.028cm" svg:stroke-color="#0000ff" draw:marker-start-width="0.242cm" draw:marker-end-width="0.242cm" draw:fill="none" draw:textarea-vertical-align="middle" draw:auto-grow-height="false" fo:min-height="1.475cm" fo:min-width="1.473cm" fo:padding-top="0.014cm" fo:padding-bottom="0.014cm" fo:padding-left="0.014cm" fo:padding-right="0.014cm"/>
    </style:style>
    <style:style style:name="gr45" style:family="graphic" style:parent-style-name="standard">
      <style:graphic-properties draw:stroke="none" svg:stroke-color="#000000" draw:fill="none" draw:fill-color="#ffffff" fo:min-height="0.395cm" fo:min-width="0.205cm"/>
    </style:style>
    <style:style style:name="gr46" style:family="graphic" style:parent-style-name="standard">
      <style:graphic-properties svg:stroke-width="0.028cm" svg:stroke-color="#000000" draw:marker-start-width="0.242cm" draw:marker-end-width="0.242cm" draw:fill="none" draw:textarea-vertical-align="middle" draw:auto-grow-height="false" fo:min-height="1.475cm" fo:min-width="0.958cm" fo:padding-top="0.014cm" fo:padding-bottom="0.014cm" fo:padding-left="0.014cm" fo:padding-right="0.014cm"/>
    </style:style>
    <style:style style:name="gr47" style:family="graphic" style:parent-style-name="standard">
      <style:graphic-properties draw:stroke="none" svg:stroke-color="#000000" draw:fill="solid" draw:fill-color="#ffffff" fo:min-height="0.276cm" fo:min-width="1.107cm"/>
    </style:style>
    <style:style style:name="gr48" style:family="graphic" style:parent-style-name="standard">
      <style:graphic-properties draw:stroke="solid" svg:stroke-width="0.028cm" svg:stroke-color="#ffcc99" draw:marker-start-width="0.242cm" draw:marker-end-width="0.242cm" draw:fill="solid" draw:fill-color="#ffcc99" draw:opacity="30%" draw:textarea-horizontal-align="justify" draw:textarea-vertical-align="middle" draw:auto-grow-height="false" fo:min-height="0cm" fo:min-width="0cm" fo:padding-top="0.139cm" fo:padding-bottom="0.139cm" fo:padding-left="0.264cm" fo:padding-right="0.264cm"/>
    </style:style>
    <style:style style:name="gr49" style:family="graphic" style:parent-style-name="standard">
      <style:graphic-properties draw:stroke="solid" svg:stroke-width="0.018cm" svg:stroke-color="#ffcc99" draw:marker-start-width="0.227cm" draw:marker-end-width="0.227cm" draw:fill="solid" draw:fill-color="#ffffff" draw:opacity="100%" draw:textarea-horizontal-align="justify" draw:textarea-vertical-align="middle" draw:auto-grow-height="false" fo:min-height="0cm" fo:min-width="0cm" fo:padding-top="0.134cm" fo:padding-bottom="0.134cm" fo:padding-left="0.259cm" fo:padding-right="0.259cm"/>
    </style:style>
    <style:style style:name="gr50" style:family="graphic" style:parent-style-name="standard">
      <style:graphic-properties svg:stroke-width="0.018cm" svg:stroke-color="#999999" draw:marker-start-width="0.227cm" draw:marker-end-width="0.227cm" draw:fill-color="#ffffff" draw:textarea-horizontal-align="justify" draw:textarea-vertical-align="middle" draw:auto-grow-height="false" fo:min-height="0.142cm" fo:min-width="0cm" fo:padding-top="0.134cm" fo:padding-bottom="0.134cm" fo:padding-left="0.259cm" fo:padding-right="0.259cm"/>
    </style:style>
    <style:style style:name="gr51" style:family="graphic" style:parent-style-name="standard">
      <style:graphic-properties svg:stroke-width="0.018cm" svg:stroke-color="#808080" draw:marker-start-width="0.227cm" draw:marker-end-width="0.227cm" draw:fill="solid" draw:fill-color="#ffffff" draw:textarea-horizontal-align="justify" draw:textarea-vertical-align="middle" draw:auto-grow-height="false" fo:min-height="0.067cm" fo:min-width="0.109cm" fo:padding-top="0.009cm" fo:padding-bottom="0.009cm" fo:padding-left="0.009cm" fo:padding-right="0.009cm"/>
    </style:style>
    <style:style style:name="gr52" style:family="graphic" style:parent-style-name="standard">
      <style:graphic-properties draw:fill-color="#696969" draw:textarea-horizontal-align="justify" draw:textarea-vertical-align="middle" draw:auto-grow-height="false" fo:min-height="0.038cm" fo:min-width="0.02cm"/>
    </style:style>
    <style:style style:name="gr53" style:family="graphic" style:parent-style-name="standard">
      <style:graphic-properties draw:fill-color="#696969" draw:textarea-horizontal-align="justify" draw:textarea-vertical-align="middle" draw:auto-grow-height="false" fo:min-height="0.021cm" fo:min-width="0.019cm"/>
    </style:style>
    <style:style style:name="gr54" style:family="graphic" style:parent-style-name="standard">
      <style:graphic-properties svg:stroke-width="0.053cm" svg:stroke-color="#b2b2b2" draw:marker-start-width="0.279cm" draw:marker-end-width="0.279cm" svg:stroke-opacity="100%" draw:fill-color="#ffffff" draw:opacity="20%" draw:textarea-horizontal-align="justify" draw:textarea-vertical-align="middle" draw:auto-grow-height="false" fo:min-height="0.04cm" fo:min-width="0cm" fo:padding-top="0.151cm" fo:padding-bottom="0.151cm" fo:padding-left="0.276cm" fo:padding-right="0.276cm"/>
    </style:style>
    <style:style style:name="gr55" style:family="graphic" style:parent-style-name="standard">
      <style:graphic-properties svg:stroke-width="0.035cm" svg:stroke-color="#000000" draw:marker-start-width="0.252cm" draw:marker-end-width="0.252cm" draw:fill-color="#ffd700" draw:textarea-horizontal-align="justify" draw:textarea-vertical-align="middle" draw:auto-grow-height="false" fo:min-height="0.325cm" fo:min-width="0.237cm" fo:padding-top="0.017cm" fo:padding-bottom="0.017cm" fo:padding-left="0.017cm" fo:padding-right="0.017cm"/>
    </style:style>
    <style:style style:name="gr56" style:family="graphic" style:parent-style-name="standard">
      <style:graphic-properties draw:stroke="solid" svg:stroke-width="0.028cm" svg:stroke-color="#b2b2b2" draw:marker-start-width="0.242cm" draw:marker-end-width="0.242cm" draw:fill="none" draw:fill-color="#ffffff" draw:textarea-horizontal-align="justify" draw:textarea-vertical-align="middle" draw:auto-grow-height="false" fo:min-height="0.672cm" fo:min-width="3.579cm" fo:padding-top="0.014cm" fo:padding-bottom="0.014cm" fo:padding-left="0.014cm" fo:padding-right="0.014cm"/>
    </style:style>
    <style:style style:name="gr57" style:family="graphic" style:parent-style-name="standard">
      <style:graphic-properties draw:stroke="none" draw:fill-color="#ffffff" draw:textarea-horizontal-align="justify" draw:textarea-vertical-align="middle" draw:auto-grow-height="false" fo:min-height="0.67cm" fo:min-width="3.9cm"/>
    </style:style>
    <style:style style:name="gr58" style:family="graphic" style:parent-style-name="standard">
      <style:graphic-properties draw:stroke="solid" svg:stroke-width="0.053cm" svg:stroke-color="#ff0000" draw:marker-start-width="0.279cm" draw:marker-end-width="0.279cm" draw:fill="none" draw:fill-color="#ffcc99" draw:opacity="30%" draw:textarea-horizontal-align="justify" draw:textarea-vertical-align="middle" draw:auto-grow-height="false" fo:min-height="0cm" fo:min-width="0cm" fo:padding-top="0.151cm" fo:padding-bottom="0.151cm" fo:padding-left="0.276cm" fo:padding-right="0.276cm"/>
    </style:style>
    <style:style style:name="gr59" style:family="graphic" style:parent-style-name="objectwithoutfill">
      <style:graphic-properties svg:stroke-width="0.028cm" draw:marker-start-width="0.242cm" draw:marker-end="Symmetric_20_Arrow" draw:marker-end-width="0.192cm" draw:fill="none" draw:textarea-vertical-align="middle" fo:padding-top="0.014cm" fo:padding-bottom="0.014cm" fo:padding-left="0.014cm" fo:padding-right="0.014cm"/>
    </style:style>
    <style:style style:name="gr60" style:family="graphic" style:parent-style-name="standard">
      <style:graphic-properties svg:stroke-width="0.028cm" svg:stroke-color="#000000" draw:marker-start-width="0.242cm" draw:marker-end-width="0.242cm" draw:fill="solid" draw:fill-color="#ffffff" draw:textarea-horizontal-align="justify" draw:textarea-vertical-align="middle" draw:auto-grow-height="false" fo:min-height="0.141cm" fo:min-width="1.454cm" fo:padding-top="0.014cm" fo:padding-bottom="0.014cm" fo:padding-left="0.014cm" fo:padding-right="0.014cm"/>
    </style:style>
    <style:style style:name="gr61"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141cm" fo:min-width="0.353cm" fo:padding-top="0.014cm" fo:padding-bottom="0.014cm" fo:padding-left="0.014cm" fo:padding-right="0.014cm"/>
    </style:style>
    <style:style style:name="gr62" style:family="graphic" style:parent-style-name="standard">
      <style:graphic-properties draw:stroke="none" svg:stroke-color="#000000" draw:fill="none" draw:fill-color="#ffffff" fo:min-height="0.276cm" fo:min-width="1.903cm"/>
    </style:style>
    <style:style style:name="gr63" style:family="graphic" style:parent-style-name="standard">
      <style:graphic-properties svg:stroke-width="0.035cm" svg:stroke-color="#ff0000" draw:marker-start-width="0.252cm" draw:marker-end-width="0.252cm" draw:fill-color="#ffffff" draw:textarea-horizontal-align="justify" draw:textarea-vertical-align="middle" draw:auto-grow-height="false" fo:min-height="0.044cm" fo:min-width="0.044cm" fo:padding-top="0.017cm" fo:padding-bottom="0.017cm" fo:padding-left="0.017cm" fo:padding-right="0.017cm"/>
    </style:style>
    <style:style style:name="gr64" style:family="graphic" style:parent-style-name="standard">
      <style:graphic-properties draw:stroke="none" svg:stroke-color="#000000" draw:fill="none" draw:fill-color="#ffffff" fo:min-height="0.3cm" fo:min-width="1.695cm"/>
    </style:style>
    <style:style style:name="gr65" style:family="graphic" style:parent-style-name="standard">
      <style:graphic-properties draw:stroke="none" svg:stroke-color="#000000" draw:fill="none" draw:fill-color="#ffffff" fo:min-height="0.276cm" fo:min-width="0.6cm"/>
    </style:style>
    <style:style style:name="gr66" style:family="graphic" style:parent-style-name="standard">
      <style:graphic-properties draw:stroke="none" svg:stroke-color="#000000" draw:fill="none" draw:fill-color="#ffffff" fo:min-height="0.276cm" fo:min-width="0.65cm"/>
    </style:style>
    <style:style style:name="gr67" style:family="graphic" style:parent-style-name="standard">
      <style:graphic-properties draw:stroke="none" svg:stroke-color="#000000" draw:fill="none" draw:fill-color="#ffffff" fo:min-height="0.276cm" fo:min-width="0.561cm"/>
    </style:style>
    <style:style style:name="gr68" style:family="graphic" style:parent-style-name="standard">
      <style:graphic-properties draw:stroke="none" svg:stroke-color="#000000" draw:fill="none" draw:fill-color="#ffffff" fo:min-height="0.276cm" fo:min-width="0.925cm"/>
    </style:style>
    <style:style style:name="gr69" style:family="graphic" style:parent-style-name="objectwithoutfill">
      <style:graphic-properties svg:stroke-width="0.028cm" svg:stroke-color="#000000" draw:marker-start-width="0.242cm" draw:marker-end="Symmetric_20_Arrow" draw:marker-end-width="0.192cm" draw:fill="none" draw:textarea-vertical-align="middle" fo:padding-top="0.014cm" fo:padding-bottom="0.014cm" fo:padding-left="0.014cm" fo:padding-right="0.014cm"/>
    </style:style>
    <style:style style:name="gr70" style:family="graphic" style:parent-style-name="standard">
      <style:graphic-properties draw:stroke="solid" svg:stroke-width="0.035cm" svg:stroke-color="#b2b2b2" draw:marker-start-width="0.252cm" draw:marker-end-width="0.252cm" draw:fill="solid" draw:fill-color="#ffffff" draw:opacity="100%" draw:textarea-horizontal-align="justify" draw:textarea-vertical-align="middle" draw:auto-grow-height="false" fo:min-height="0cm" fo:min-width="0cm" fo:padding-top="0.142cm" fo:padding-bottom="0.142cm" fo:padding-left="0.267cm" fo:padding-right="0.267cm"/>
    </style:style>
    <style:style style:name="gr71" style:family="graphic" style:parent-style-name="objectwithoutfill">
      <style:graphic-properties svg:stroke-width="0.053cm" svg:stroke-color="#b2b2b2"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svg:stroke-width="0.035cm" svg:stroke-color="#b2b2b2" draw:marker-start-width="0.252cm" draw:marker-end-width="0.252cm" draw:fill-color="#ffffff" draw:textarea-vertical-align="middle" fo:padding-top="0.142cm" fo:padding-bottom="0.142cm" fo:padding-left="0.267cm" fo:padding-right="0.267cm"/>
    </style:style>
    <style:style style:name="gr73" style:family="graphic" style:parent-style-name="standard" style:list-style-name="L1">
      <style:graphic-properties svg:stroke-width="0.028cm" svg:stroke-color="#b2b2b2" draw:marker-start-width="0.242cm" draw:marker-end-width="0.242cm" draw:fill="solid" draw:fill-color="#ffffff" draw:textarea-horizontal-align="justify" draw:textarea-vertical-align="middle" draw:auto-grow-height="false" fo:min-height="0.343cm" fo:min-width="0.343cm" fo:padding-top="0.014cm" fo:padding-bottom="0.014cm" fo:padding-left="0.014cm" fo:padding-right="0.014cm"/>
    </style:style>
    <style:style style:name="gr74"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07cm" fo:min-width="0.107cm" fo:padding-top="0.014cm" fo:padding-bottom="0.014cm" fo:padding-left="0.014cm" fo:padding-right="0.014cm"/>
    </style:style>
    <style:style style:name="gr75"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05cm" fo:min-width="0.105cm" fo:padding-top="0.014cm" fo:padding-bottom="0.014cm" fo:padding-left="0.014cm" fo:padding-right="0.014cm"/>
    </style:style>
    <style:style style:name="gr76" style:family="graphic" style:parent-style-name="standard">
      <style:graphic-properties svg:stroke-width="0.028cm" svg:stroke-color="#0000ff" draw:marker-start-width="0.242cm" draw:marker-end-width="0.242cm" draw:fill="none" draw:textarea-vertical-align="middle" draw:auto-grow-height="false" fo:min-height="0.932cm" fo:min-width="0.93cm" fo:padding-top="0.014cm" fo:padding-bottom="0.014cm" fo:padding-left="0.014cm" fo:padding-right="0.014cm"/>
    </style:style>
    <style:style style:name="gr77" style:family="graphic" style:parent-style-name="standard">
      <style:graphic-properties svg:stroke-width="0.028cm" svg:stroke-color="#0000ff" draw:marker-start-width="0.242cm" draw:marker-end-width="0.242cm" draw:fill="none" draw:fill-color="#729fcf" draw:textarea-horizontal-align="justify" draw:textarea-vertical-align="middle" draw:auto-grow-height="false" fo:min-height="0.33cm" fo:min-width="0.08cm" fo:padding-top="0.014cm" fo:padding-bottom="0.014cm" fo:padding-left="0.014cm" fo:padding-right="0.014cm"/>
    </style:style>
    <style:style style:name="gr78" style:family="graphic" style:parent-style-name="standard">
      <style:graphic-properties svg:stroke-width="0.028cm" svg:stroke-color="#0000ff" draw:marker-start-width="0.242cm" draw:marker-end-width="0.242cm" draw:fill="none" draw:textarea-vertical-align="middle" draw:auto-grow-height="false" fo:min-height="0.932cm" fo:min-width="0.877cm" fo:padding-top="0.014cm" fo:padding-bottom="0.014cm" fo:padding-left="0.014cm" fo:padding-right="0.014cm"/>
    </style:style>
    <style:style style:name="gr79" style:family="graphic" style:parent-style-name="objectwithoutfill">
      <style:graphic-properties svg:stroke-width="0.028cm" draw:marker-start-width="0.242cm" draw:marker-end="Dimension_20_Lines" draw:marker-end-width="0.192cm" draw:fill="none" draw:textarea-vertical-align="middle" fo:padding-top="0.014cm" fo:padding-bottom="0.014cm" fo:padding-left="0.014cm" fo:padding-right="0.014cm"/>
    </style:style>
    <style:style style:name="gr80" style:family="graphic" style:parent-style-name="standard">
      <style:graphic-properties draw:stroke="none" draw:fill-color="#ffffff" draw:textarea-horizontal-align="justify" draw:textarea-vertical-align="middle" draw:auto-grow-height="false" fo:min-height="1.048cm" fo:min-width="0.113cm"/>
    </style:style>
    <style:style style:name="gr81" style:family="graphic" style:parent-style-name="objectwithoutfill">
      <style:graphic-properties svg:stroke-width="0.035cm" svg:stroke-color="#a9a9a9" draw:marker-start-width="0.252cm" draw:marker-end-width="0.252cm" draw:fill="none" draw:textarea-vertical-align="middle" fo:padding-top="0.017cm" fo:padding-bottom="0.017cm" fo:padding-left="0.017cm" fo:padding-right="0.017cm"/>
    </style:style>
    <style:style style:name="gr82"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653cm" fo:min-width="0.095cm" fo:padding-top="0.014cm" fo:padding-bottom="0.014cm" fo:padding-left="0.014cm" fo:padding-right="0.014cm"/>
    </style:style>
    <style:style style:name="gr83" style:family="graphic" style:parent-style-name="standard">
      <style:graphic-properties draw:stroke="none" svg:stroke-color="#000000" draw:fill="none" draw:fill-color="#ffffff" fo:min-height="0.551cm" fo:min-width="1.369cm"/>
    </style:style>
    <style:style style:name="gr84" style:family="graphic" style:parent-style-name="standard">
      <style:graphic-properties svg:stroke-width="0.018cm" svg:stroke-color="#999999" draw:marker-start-width="0.227cm" draw:marker-end-width="0.227cm" draw:fill-color="#ffffff" draw:textarea-horizontal-align="justify" draw:textarea-vertical-align="middle" draw:auto-grow-height="false" fo:min-height="0.055cm" fo:min-width="0cm" fo:padding-top="0.134cm" fo:padding-bottom="0.134cm" fo:padding-left="0.259cm" fo:padding-right="0.259cm"/>
    </style:style>
    <style:style style:name="gr85" style:family="graphic" style:parent-style-name="standard">
      <style:graphic-properties draw:stroke="solid" svg:stroke-width="0.028cm" svg:stroke-color="#ffcc99" draw:marker-start-width="0.242cm" draw:marker-end-width="0.242cm" draw:fill="none" draw:fill-color="#ffcc99" draw:opacity="30%" draw:textarea-horizontal-align="justify" draw:textarea-vertical-align="middle" draw:auto-grow-height="false" fo:min-height="0cm" fo:min-width="0cm" fo:padding-top="0.139cm" fo:padding-bottom="0.139cm" fo:padding-left="0.264cm" fo:padding-right="0.264cm"/>
    </style:style>
    <style:style style:name="gr86" style:family="graphic" style:parent-style-name="standard">
      <style:graphic-properties svg:stroke-width="0.018cm" svg:stroke-color="#808080" draw:marker-start-width="0.227cm" draw:marker-end-width="0.227cm" draw:fill="solid" draw:fill-color="#ffffff" draw:textarea-horizontal-align="justify" draw:textarea-vertical-align="middle" draw:auto-grow-height="false" fo:min-height="0.049cm" fo:min-width="0.082cm" fo:padding-top="0.009cm" fo:padding-bottom="0.009cm" fo:padding-left="0.009cm" fo:padding-right="0.009cm"/>
    </style:style>
    <style:style style:name="gr87" style:family="graphic" style:parent-style-name="standard">
      <style:graphic-properties draw:fill-color="#696969" draw:textarea-horizontal-align="justify" draw:textarea-vertical-align="middle" draw:auto-grow-height="false" fo:min-height="0.031cm" fo:min-width="0.015cm"/>
    </style:style>
    <style:style style:name="gr88" style:family="graphic" style:parent-style-name="standard">
      <style:graphic-properties draw:fill-color="#696969" draw:textarea-horizontal-align="justify" draw:textarea-vertical-align="middle" draw:auto-grow-height="false" fo:min-height="0.017cm" fo:min-width="0.015cm"/>
    </style:style>
    <style:style style:name="gr89" style:family="graphic" style:parent-style-name="standard">
      <style:graphic-properties draw:stroke="none" svg:stroke-color="#000000" draw:fill="none" draw:fill-color="#ffffff" fo:min-height="0.276cm" fo:min-width="0.789cm"/>
    </style:style>
    <style:style style:name="gr90" style:family="graphic" style:parent-style-name="standard">
      <style:graphic-properties draw:stroke="none" svg:stroke-color="#000000" draw:fill="none" draw:fill-color="#ffffff" fo:min-height="0.276cm" fo:min-width="1.78cm"/>
    </style:style>
    <style:style style:name="gr91" style:family="graphic" style:parent-style-name="standard">
      <style:graphic-properties draw:stroke="none" svg:stroke-color="#000000" draw:fill="none" draw:fill-color="#ffffff" fo:min-height="0.276cm" fo:min-width="1.458cm"/>
    </style:style>
    <style:style style:name="gr92" style:family="graphic" style:parent-style-name="standard">
      <style:graphic-properties draw:stroke="none" svg:stroke-color="#000000" draw:fill="none" draw:fill-color="#ffffff" fo:min-height="0.276cm" fo:min-width="0.887cm"/>
    </style:style>
    <style:style style:name="gr93" style:family="graphic" style:parent-style-name="standard">
      <style:graphic-properties draw:stroke="none" draw:fill-color="#ffffff" draw:textarea-horizontal-align="justify" draw:textarea-vertical-align="middle" draw:auto-grow-height="false" fo:min-height="0.748cm" fo:min-width="0.111cm"/>
    </style:style>
    <style:style style:name="gr94" style:family="graphic" style:parent-style-name="standard">
      <style:graphic-properties draw:stroke="none" svg:stroke-color="#000000" draw:fill="none" draw:fill-color="#ffffff" fo:min-height="0.551cm" fo:min-width="1.28cm"/>
    </style:style>
    <style:style style:name="gr95"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338cm" fo:min-width="0.067cm" fo:padding-top="0.014cm" fo:padding-bottom="0.014cm" fo:padding-left="0.014cm" fo:padding-right="0.014cm"/>
    </style:style>
    <style:style style:name="gr96" style:family="graphic" style:parent-style-name="standard">
      <style:graphic-properties svg:stroke-width="0.028cm" svg:stroke-color="#000000" draw:marker-start-width="0.242cm" draw:marker-end-width="0.242cm" draw:fill="none" draw:textarea-vertical-align="middle" draw:auto-grow-height="false" fo:min-height="0.932cm" fo:min-width="0.93cm" fo:padding-top="0.014cm" fo:padding-bottom="0.014cm" fo:padding-left="0.014cm" fo:padding-right="0.014cm"/>
    </style:style>
    <style:style style:name="gr97" style:family="graphic" style:parent-style-name="standard">
      <style:graphic-properties svg:stroke-width="0.028cm" svg:stroke-color="#0000ff" draw:marker-start-width="0.242cm" draw:marker-end-width="0.242cm" draw:fill="none" draw:textarea-vertical-align="middle" draw:auto-grow-height="false" fo:min-height="1.475cm" fo:min-width="1.355cm" fo:padding-top="0.014cm" fo:padding-bottom="0.014cm" fo:padding-left="0.014cm" fo:padding-right="0.014cm"/>
    </style:style>
    <style:style style:name="gr98"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307cm" fo:min-width="0.135cm" fo:padding-top="0.014cm" fo:padding-bottom="0.014cm" fo:padding-left="0.014cm" fo:padding-right="0.014cm"/>
    </style:style>
    <style:style style:name="gr99" style:family="graphic" style:parent-style-name="standard">
      <style:graphic-properties draw:stroke="none" svg:stroke-color="#000000" draw:fill="none" draw:fill-color="#ffffff" fo:min-height="0.276cm" fo:min-width="0.476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d3d3d3" draw:opacity="2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style:text-position="0% 100%" style:font-name="Arial" fo:font-size="7pt" fo:font-weight="normal" fo:background-color="transparent" style:font-size-asian="7pt" style:font-weight-asian="normal" style:font-size-complex="7pt" style:font-weight-complex="normal"/>
    </style:style>
    <style:style style:name="P6" style:family="paragraph">
      <loext:graphic-properties draw:fill="none" draw:fill-color="#ffffff"/>
      <style:paragraph-properties fo:text-align="center" style:writing-mode="lr-tb"/>
      <style:text-properties style:text-position="0% 100%" style:font-name="Arial" fo:font-size="7pt" fo:font-weight="normal" fo:background-color="#ffffff" style:font-size-asian="7pt" style:font-weight-asian="normal" style:font-size-complex="7pt" style:font-weight-complex="normal"/>
    </style:style>
    <style:style style:name="P7" style:family="paragraph">
      <style:paragraph-properties fo:text-align="start"/>
    </style:style>
    <style:style style:name="P8" style:family="paragraph">
      <loext:graphic-properties draw:fill="solid" draw:fill-color="#ffffff"/>
      <style:paragraph-properties fo:text-align="start" style:writing-mode="lr-tb"/>
      <style:text-properties style:text-position="0% 100%" style:font-name="Arial" fo:font-size="7pt" fo:font-weight="normal" style:font-size-asian="7pt" style:font-weight-asian="normal" style:font-size-complex="7pt" style:font-weight-complex="normal"/>
    </style:style>
    <style:style style:name="P9" style:family="paragraph">
      <loext:graphic-properties draw:fill="solid" draw:fill-color="#ffffff"/>
      <style:paragraph-properties fo:text-align="center" style:writing-mode="lr-tb"/>
      <style:text-properties style:text-position="0% 100%" style:font-name="Arial" fo:font-size="7pt" fo:font-weight="normal" style:font-size-asian="7pt" style:font-weight-asian="normal" style:font-size-complex="7pt" style:font-weight-complex="normal"/>
    </style:style>
    <style:style style:name="P10" style:family="paragraph">
      <loext:graphic-properties draw:fill="none" draw:fill-color="#d3d3d3" draw:opacity="100%"/>
      <style:paragraph-properties fo:text-align="center"/>
    </style:style>
    <style:style style:name="P11" style:family="paragraph">
      <loext:graphic-properties draw:fill="none" draw:fill-color="#ffffff"/>
      <style:paragraph-properties fo:text-align="center" style:writing-mode="lr-tb"/>
      <style:text-properties style:text-position="0% 100%" style:font-name="Arial" fo:font-size="7pt" fo:font-weight="normal" style:font-size-asian="7pt" style:font-weight-asian="normal" style:font-size-complex="7pt" style:font-weight-complex="normal"/>
    </style:style>
    <style:style style:name="P12" style:family="paragraph">
      <loext:graphic-properties draw:fill="none" draw:fill-color="#ffffff"/>
      <style:paragraph-properties style:writing-mode="lr-tb"/>
      <style:text-properties style:font-name="Arial" fo:font-size="8pt" fo:font-weight="bold" style:font-size-asian="8pt" style:font-weight-asian="bold" style:font-size-complex="8pt" style:font-weight-complex="bold"/>
    </style:style>
    <style:style style:name="P13" style:family="paragraph">
      <loext:graphic-properties draw:fill="none" draw:fill-color="#ffffff"/>
      <style:paragraph-properties style:writing-mode="lr-tb"/>
      <style:text-properties style:font-name="Arial" fo:font-size="8pt" fo:font-weight="bold" fo:background-color="#ffffff" style:font-size-asian="7pt" style:font-weight-asian="bold" style:font-size-complex="7pt" style:font-weight-complex="bold"/>
    </style:style>
    <style:style style:name="P14" style:family="paragraph">
      <loext:graphic-properties draw:fill="solid" draw:fill-color="#ffffff"/>
      <style:paragraph-properties fo:text-align="center"/>
      <style:text-properties style:font-name="Arial" fo:font-size="5pt"/>
    </style:style>
    <style:style style:name="P15" style:family="paragraph">
      <loext:graphic-properties draw:fill="none" draw:fill-color="#ffffff"/>
      <style:paragraph-properties fo:text-align="center" style:writing-mode="lr-tb"/>
      <style:text-properties style:font-name="Arial" fo:font-size="7pt" fo:font-weight="bold" style:font-size-asian="7pt" style:font-weight-asian="bold" style:font-size-complex="7pt" style:font-weight-complex="bold"/>
    </style:style>
    <style:style style:name="P16" style:family="paragraph">
      <loext:graphic-properties draw:fill="none" draw:fill-color="#ffffff"/>
      <style:paragraph-properties fo:text-align="center" style:writing-mode="lr-tb"/>
      <style:text-properties style:font-name="Arial" fo:font-size="7pt" style:font-size-asian="7pt" style:font-size-complex="7pt"/>
    </style:style>
    <style:style style:name="P17" style:family="paragraph">
      <loext:graphic-properties draw:fill="none" draw:fill-color="#ffffff"/>
      <style:paragraph-properties style:writing-mode="lr-tb"/>
      <style:text-properties style:font-name="Arial" fo:font-size="7pt" style:font-size-asian="7pt" style:font-size-complex="7pt"/>
    </style:style>
    <style:style style:name="P18" style:family="paragraph">
      <loext:graphic-properties draw:fill="none"/>
      <style:paragraph-properties fo:text-align="center"/>
      <style:text-properties style:font-name="Arial" fo:font-size="5pt"/>
    </style:style>
    <style:style style:name="P19" style:family="paragraph">
      <loext:graphic-properties draw:fill="none"/>
      <style:paragraph-properties fo:text-align="center"/>
      <style:text-properties fo:color="#000000"/>
    </style:style>
    <style:style style:name="P20" style:family="paragraph">
      <loext:graphic-properties draw:fill="none" draw:fill-color="#ffffff"/>
      <style:paragraph-properties style:writing-mode="lr-tb"/>
      <style:text-properties fo:color="#000000" style:font-name="Arial" fo:font-size="7pt" style:font-size-asian="7pt" style:font-size-complex="7pt"/>
    </style:style>
    <style:style style:name="P21" style:family="paragraph">
      <loext:graphic-properties draw:fill="none" draw:fill-color="#ffffff"/>
      <style:paragraph-properties style:writing-mode="lr-tb"/>
      <style:text-properties fo:color="#000000" style:font-name="Arial" fo:font-size="7pt" fo:font-weight="normal" style:font-size-asian="7pt" style:font-weight-asian="normal" style:font-size-complex="7pt" style:font-weight-complex="normal"/>
    </style:style>
    <style:style style:name="P22" style:family="paragraph">
      <loext:graphic-properties draw:fill="none" draw:fill-color="#ffffff"/>
      <style:paragraph-properties style:writing-mode="lr-tb"/>
      <style:text-properties style:font-name="Arial" fo:font-size="7pt"/>
    </style:style>
    <style:style style:name="P23" style:family="paragraph">
      <loext:graphic-properties draw:fill="none" draw:fill-color="#ffffff"/>
      <style:paragraph-properties style:writing-mode="lr-tb"/>
      <style:text-properties style:font-name="Arial" fo:font-size="8pt" fo:font-weight="bold" fo:background-color="#ffffff" style:font-size-asian="7pt" style:font-size-complex="7pt"/>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solid" draw:fill-color="#ffffff"/>
      <style:paragraph-properties fo:margin-left="0cm" fo:margin-right="0cm" fo:margin-top="0cm" fo:margin-bottom="0cm" fo:line-height="100%" fo:text-align="center" fo:text-indent="0cm" style:writing-mode="lr-tb"/>
      <style:text-properties fo:font-size="7pt" style:font-size-asian="7pt" style:font-size-complex="7pt"/>
    </style:style>
    <style:style style:name="P26" style:family="paragraph">
      <style:paragraph-properties fo:text-align="center" style:writing-mode="lr-tb"/>
    </style:style>
    <style:style style:name="P27" style:family="paragraph">
      <loext:graphic-properties draw:fill="none"/>
      <style:paragraph-properties fo:text-align="center" style:writing-mode="lr-tb"/>
      <style:text-properties style:font-name="Arial" fo:font-size="7pt" style:font-size-asian="7pt" style:font-size-complex="7pt"/>
    </style:style>
    <style:style style:name="P28" style:family="paragraph">
      <loext:graphic-properties draw:fill="none" draw:fill-color="#ffffff"/>
      <style:paragraph-properties fo:text-align="center" style:writing-mode="lr-tb"/>
      <style:text-properties style:text-position="0% 100%" style:font-name="Arial" fo:font-size="10pt" fo:font-weight="normal" style:font-size-asian="10pt" style:font-weight-asian="normal" style:font-size-complex="10pt" style:font-weight-complex="normal"/>
    </style:style>
    <style:style style:name="P29" style:family="paragraph">
      <loext:graphic-properties draw:fill="solid" draw:fill-color="#ffcc99" draw:opacity="30%"/>
      <style:paragraph-properties fo:text-align="center"/>
    </style:style>
    <style:style style:name="P30" style:family="paragraph">
      <loext:graphic-properties draw:fill="solid" draw:fill-color="#ffffff" draw:opacity="100%"/>
      <style:paragraph-properties fo:text-align="center"/>
    </style:style>
    <style:style style:name="P31" style:family="paragraph">
      <loext:graphic-properties draw:fill-color="#ffffff"/>
      <style:paragraph-properties fo:text-align="center"/>
    </style:style>
    <style:style style:name="P32" style:family="paragraph">
      <loext:graphic-properties draw:fill-color="#696969"/>
      <style:paragraph-properties fo:text-align="center"/>
    </style:style>
    <style:style style:name="P33" style:family="paragraph">
      <loext:graphic-properties draw:fill-color="#ffffff" draw:opacity="20%"/>
      <style:paragraph-properties fo:text-align="center"/>
    </style:style>
    <style:style style:name="P34" style:family="paragraph">
      <loext:graphic-properties draw:fill-color="#ffd700"/>
      <style:paragraph-properties fo:text-align="center"/>
    </style:style>
    <style:style style:name="P35" style:family="paragraph">
      <loext:graphic-properties draw:fill="none" draw:fill-color="#ffffff"/>
      <style:paragraph-properties fo:text-align="center"/>
    </style:style>
    <style:style style:name="P36" style:family="paragraph">
      <loext:graphic-properties draw:fill="none" draw:fill-color="#ffcc99" draw:opacity="30%"/>
      <style:paragraph-properties fo:text-align="center"/>
    </style:style>
    <style:style style:name="P37" style:family="paragraph">
      <loext:graphic-properties draw:fill="none" draw:fill-color="#ffffff"/>
      <style:paragraph-properties style:writing-mode="lr-tb"/>
      <style:text-properties fo:font-size="7pt" style:font-size-asian="7pt" style:font-size-complex="7pt"/>
    </style:style>
    <style:style style:name="P38" style:family="paragraph">
      <loext:graphic-properties draw:fill="solid" draw:fill-color="#ffffff" draw:opacity="100%"/>
      <style:paragraph-properties fo:text-align="center"/>
      <style:text-properties style:font-name="Arial" fo:font-size="5pt"/>
    </style:style>
    <style:style style:name="P39" style:family="paragraph">
      <loext:graphic-properties draw:fill-color="#ffffff"/>
      <style:paragraph-properties fo:text-align="center"/>
      <style:text-properties style:font-name="Arial" fo:font-size="5pt"/>
    </style:style>
    <style:style style:name="P40" style:family="paragraph">
      <loext:graphic-properties draw:fill="none" draw:fill-color="#729fcf"/>
      <style:paragraph-properties fo:text-align="center"/>
    </style:style>
    <style:style style:name="P41" style:family="paragraph">
      <loext:graphic-properties draw:fill="none" draw:fill-color="#ffffff"/>
      <style:paragraph-properties fo:text-align="center" style:writing-mode="lr-tb"/>
      <style:text-properties style:font-name="Arial" fo:font-size="7pt" fo:background-color="#ffffff" style:font-size-asian="7pt" style:font-size-complex="7pt"/>
    </style:style>
    <style:style style:name="P42" style:family="paragraph">
      <loext:graphic-properties draw:fill="none" draw:fill-color="#ffffff"/>
      <style:paragraph-properties fo:text-align="start" style:writing-mode="lr-tb"/>
      <style:text-properties style:text-position="0% 100%" style:font-name="Arial" fo:font-size="7pt" fo:font-weight="normal" style:font-size-asian="7pt" style:font-weight-asian="normal" style:font-size-complex="7pt" style:font-weight-complex="normal"/>
    </style:style>
    <style:style style:name="P43" style:family="paragraph">
      <loext:graphic-properties draw:fill="none" draw:fill-color="#ffffff"/>
      <style:paragraph-properties fo:text-align="center" style:writing-mode="lr-tb"/>
      <style:text-properties fo:color="#ff0000" style:text-position="0% 100%" style:font-name="Arial" fo:font-size="7pt" fo:font-weight="normal" style:font-size-asian="7pt" style:font-weight-asian="normal" style:font-size-complex="7pt" style:font-weight-complex="normal"/>
    </style:style>
    <style:style style:name="P44" style:family="paragraph">
      <loext:graphic-properties draw:fill="none" draw:fill-color="#ffffff"/>
      <style:text-properties style:font-name="Arial" fo:font-size="7pt" style:font-size-asian="7pt" style:font-size-complex="7pt"/>
    </style:style>
    <style:style style:name="P45" style:family="paragraph">
      <loext:graphic-properties draw:fill="none" draw:fill-color="#ffffff"/>
      <style:text-properties style:font-name="Arial" fo:font-size="7pt" fo:background-color="#ffffff" style:font-size-asian="7pt" style:font-size-complex="7pt"/>
    </style:style>
    <style:style style:name="T1" style:family="text">
      <style:text-properties style:text-position="0% 100%" style:font-name="Arial" fo:font-size="7pt" fo:font-weight="normal" fo:background-color="#ffffff" style:font-size-asian="7pt" style:font-weight-asian="normal" style:font-size-complex="7pt" style:font-weight-complex="normal"/>
    </style:style>
    <style:style style:name="T2" style:family="text">
      <style:text-properties style:text-position="-33% 58%" style:font-name="Arial" fo:font-size="7pt" fo:font-weight="normal" fo:background-color="#ffffff" style:font-size-asian="7pt" style:font-weight-asian="normal" style:font-size-complex="7pt" style:font-weight-complex="normal"/>
    </style:style>
    <style:style style:name="T3" style:family="text">
      <style:text-properties style:text-position="0% 100%" style:font-name="Arial" fo:font-size="7pt" fo:font-weight="normal" fo:background-color="transparent" style:font-size-asian="7pt" style:font-weight-asian="normal" style:font-size-complex="7pt" style:font-weight-complex="normal"/>
    </style:style>
    <style:style style:name="T4" style:family="text">
      <style:text-properties fo:color="#ff0000" style:text-position="0% 100%" style:font-name="Arial" fo:font-size="7pt" fo:font-weight="normal" fo:background-color="#ffffff" style:font-size-asian="7pt" style:font-weight-asian="normal" style:font-size-complex="7pt" style:font-weight-complex="normal"/>
    </style:style>
    <style:style style:name="T5" style:family="text">
      <style:text-properties style:text-position="0% 100%" style:font-name="Arial" fo:font-size="7pt" fo:font-weight="normal" style:font-size-asian="7pt" style:font-weight-asian="normal" style:font-size-complex="7pt" style:font-weight-complex="normal"/>
    </style:style>
    <style:style style:name="T6" style:family="text">
      <style:text-properties style:font-name="Arial" fo:font-size="8pt" fo:font-weight="bold" style:font-size-asian="8pt" style:font-weight-asian="bold" style:font-size-complex="8pt" style:font-weight-complex="bold"/>
    </style:style>
    <style:style style:name="T7" style:family="text">
      <style:text-properties style:font-name="Arial" fo:font-size="8pt" fo:font-weight="bold" fo:background-color="#ffffff" style:font-size-asian="7pt" style:font-weight-asian="bold" style:font-size-complex="7pt" style:font-weight-complex="bold"/>
    </style:style>
    <style:style style:name="T8" style:family="text">
      <style:text-properties style:font-name="Arial" fo:font-size="7pt" style:font-size-asian="7pt" style:font-size-complex="7pt"/>
    </style:style>
    <style:style style:name="T9" style:family="text">
      <style:text-properties fo:color="#000000" style:font-name="Arial" fo:font-size="7pt" style:font-size-asian="7pt" style:font-size-complex="7pt"/>
    </style:style>
    <style:style style:name="T10" style:family="text">
      <style:text-properties fo:color="#000000" style:font-name="Arial" fo:font-size="7pt" fo:font-weight="normal" style:font-size-asian="7pt" style:font-weight-asian="normal" style:font-size-complex="7pt" style:font-weight-complex="normal"/>
    </style:style>
    <style:style style:name="T11" style:family="text">
      <style:text-properties style:font-name="Arial" fo:font-size="7pt"/>
    </style:style>
    <style:style style:name="T12" style:family="text">
      <style:text-properties style:font-name="Arial" fo:font-size="8pt" fo:font-weight="bold" fo:background-color="#ffffff" style:font-size-asian="7pt" style:font-size-complex="7pt"/>
    </style:style>
    <style:style style:name="T13" style:family="text">
      <style:text-properties style:text-position="-33% 58%" style:font-name="Arial" fo:font-size="7pt" style:font-size-asian="7pt" style:font-size-complex="7pt"/>
    </style:style>
    <style:style style:name="T14" style:family="text">
      <style:text-properties style:text-position="0% 100%" style:font-name="Arial" fo:font-size="10pt" fo:font-weight="normal" style:font-size-asian="10pt" style:font-weight-asian="normal" style:font-size-complex="10pt" style:font-weight-complex="normal"/>
    </style:style>
    <style:style style:name="T15" style:family="text">
      <style:text-properties style:font-name="Arial" fo:font-size="7pt" fo:background-color="#ffffff" style:font-size-asian="7pt" style:font-size-complex="7pt"/>
    </style:style>
    <style:style style:name="T16" style:family="text">
      <style:text-properties fo:color="#ff0000" style:text-position="0% 100%"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ustom-shape draw:style-name="gr1" draw:text-style-name="P1" draw:layer="layout" svg:width="8.9cm" svg:height="20.7cm" svg:x="1.721cm" svg:y="1.8cm">
          <text:p/>
          <draw:enhanced-geometry svg:viewBox="0 0 21600 21600" draw:type="rectangle" draw:enhanced-path="M 0 0 L 21600 0 21600 21600 0 21600 0 0 Z N"/>
        </draw:custom-shape>
        <draw:frame draw:style-name="gr2" draw:text-style-name="P2" draw:layer="layout" svg:width="8.897cm" svg:height="11.996cm" svg:x="1.723cm" svg:y="10.604cm">
          <draw:image xlink:href="Pictures/100002010000041B000005890CEFC91300017942.png" xlink:type="simple" xlink:show="embed" xlink:actuate="onLoad">
            <text:p/>
          </draw:image>
        </draw:frame>
        <draw:g>
          <draw:frame draw:style-name="gr3" draw:text-style-name="P2" draw:layer="layout" svg:width="3.381cm" svg:height="3.383cm" svg:x="6.254cm" svg:y="2.023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custom-shape draw:style-name="gr4" draw:text-style-name="P3" draw:layer="layout" svg:width="0.3cm" svg:height="0.3cm" svg:x="7.39cm" svg:y="2.928cm">
            <draw:glue-point draw:id="4" svg:x="-5cm" svg:y="-5cm"/>
            <draw:glue-point draw:id="5" svg:x="-5.033cm" svg:y="5.033cm"/>
            <text:p/>
            <draw:enhanced-geometry svg:viewBox="0 0 21600 21600" draw:type="rectangle" draw:enhanced-path="M 0 0 L 21600 0 21600 21600 0 21600 0 0 Z N"/>
          </draw:custom-shape>
          <draw:custom-shape draw:style-name="gr5" draw:text-style-name="P3" draw:layer="layout" svg:width="0.3cm" svg:height="0.3cm" svg:x="7.633cm" svg:y="3.72cm">
            <draw:glue-point draw:id="4" svg:x="-5.033cm" svg:y="-5.033cm"/>
            <draw:glue-point draw:id="5" svg:x="-5cm" svg:y="5.033cm"/>
            <text:p/>
            <draw:enhanced-geometry svg:viewBox="0 0 21600 21600" draw:type="rectangle" draw:enhanced-path="M 0 0 L 21600 0 21600 21600 0 21600 0 0 Z N"/>
          </draw:custom-shape>
          <draw:frame draw:style-name="gr6" draw:text-style-name="P5" draw:layer="layout" svg:width="1.8cm" svg:height="0.61cm" svg:x="8.133cm" svg:y="3.894cm">
            <draw:text-box>
              <text:p text:style-name="P4"><text:span text:style-name="T1">D</text:span><text:span text:style-name="T2">C</text:span><text:span text:style-name="T1"> </text:span><text:span text:style-name="T1">→ </text:span><text:span text:style-name="T1">N</text:span><text:span text:style-name="T1">e</text:span><text:span text:style-name="T1">ur</text:span><text:span text:style-name="T1">o-</text:span></text:p>
              <text:p text:style-name="P4"><text:span text:style-name="T3"><text:s text:c="5"/></text:span><text:span text:style-name="T3"><text:s text:c="5"/></text:span><text:span text:style-name="T3"><text:s text:c="2"/></text:span><text:span text:style-name="T3">m</text:span><text:span text:style-name="T3">el</text:span><text:span text:style-name="T3">a</text:span><text:span text:style-name="T3">ni</text:span><text:span text:style-name="T3">n</text:span></text:p>
            </draw:text-box>
          </draw:frame>
          <draw:frame draw:style-name="gr7" draw:text-style-name="P6" draw:layer="layout" svg:width="1.67cm" svg:height="0.335cm" svg:x="8.246cm" svg:y="3.099cm">
            <draw:text-box>
              <text:p text:style-name="P4"><text:span text:style-name="T1">D</text:span><text:span text:style-name="T2">C</text:span><text:span text:style-name="T1"> </text:span><text:span text:style-name="T1">→</text:span><text:span text:style-name="T1"> </text:span><text:span text:style-name="T4">D</text:span><text:span text:style-name="T4">O</text:span><text:span text:style-name="T4">P</text:span><text:span text:style-name="T4">A</text:span><text:span text:style-name="T4">L</text:span></text:p>
            </draw:text-box>
          </draw:frame>
          <draw:frame draw:style-name="gr8" draw:text-style-name="P8" draw:layer="layout" svg:width="1.869cm" svg:height="0.276cm" svg:x="8.331cm" svg:y="3.597cm">
            <draw:text-box>
              <text:p text:style-name="P7"><text:span text:style-name="T5">S</text:span><text:span text:style-name="T5">N</text:span><text:span text:style-name="T5">c</text:span><text:span text:style-name="T5">D</text:span><text:span text:style-name="T5">A</text:span><text:span text:style-name="T5"> </text:span><text:span text:style-name="T5">m</text:span><text:span text:style-name="T5">i</text:span><text:span text:style-name="T5">d</text:span><text:span text:style-name="T5">b</text:span><text:span text:style-name="T5">r</text:span><text:span text:style-name="T5">a</text:span><text:span text:style-name="T5">i</text:span><text:span text:style-name="T5">n</text:span></text:p>
            </draw:text-box>
          </draw:frame>
          <draw:frame draw:style-name="gr9" draw:text-style-name="P9" draw:layer="layout" svg:width="1.687cm" svg:height="0.276cm" svg:x="8.311cm" svg:y="2.811cm">
            <draw:text-box>
              <text:p text:style-name="P4"><text:span text:style-name="T5">D</text:span><text:span text:style-name="T5">o</text:span><text:span text:style-name="T5">r</text:span><text:span text:style-name="T5">s</text:span><text:span text:style-name="T5">a</text:span><text:span text:style-name="T5">l </text:span><text:span text:style-name="T5">s</text:span><text:span text:style-name="T5">t</text:span><text:span text:style-name="T5">r</text:span><text:span text:style-name="T5">i</text:span><text:span text:style-name="T5">a</text:span><text:span text:style-name="T5">t</text:span><text:span text:style-name="T5">u</text:span><text:span text:style-name="T5">m</text:span></text:p>
            </draw:text-box>
          </draw:frame>
          <draw:custom-shape draw:style-name="gr10" draw:text-style-name="P2" draw:layer="layout" svg:width="0.082cm" svg:height="0.41cm" svg:x="8.148cm" svg:y="3.6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0" draw:layer="layout" svg:width="0.9cm" svg:height="0.9cm" svg:x="5.572cm" svg:y="2.649cm">
            <draw:image xlink:href="Pictures/10000201000008B00000068420CC085AE7DD8162.png" xlink:type="simple" xlink:show="embed" xlink:actuate="onLoad">
              <text:p/>
            </draw:image>
            <draw:glue-point draw:id="4" svg:x="4.96cm" svg:y="-5cm"/>
            <draw:glue-point draw:id="5" svg:x="5.01cm" svg:y="5cm"/>
          </draw:frame>
          <draw:frame draw:style-name="gr12" draw:text-style-name="P11" draw:layer="layout" svg:width="1.357cm" svg:height="0.551cm" svg:x="5.344cm" svg:y="2.052cm">
            <draw:text-box>
              <text:p text:style-name="P4"><text:span text:style-name="T5">Stria</text:span><text:span text:style-name="T5">tum </text:span></text:p>
              <text:p text:style-name="P4"><text:span text:style-name="T5">axo</text:span><text:span text:style-name="T5">nal </text:span><text:span text:style-name="T5">arbo</text:span><text:span text:style-name="T5">r</text:span></text:p>
            </draw:text-box>
          </draw:frame>
          <draw:frame draw:style-name="gr13" draw:text-style-name="P11" draw:layer="layout" svg:width="1.568cm" svg:height="0.551cm" svg:x="5.238cm" svg:y="3.73cm">
            <draw:text-box>
              <text:p text:style-name="P4"><text:span text:style-name="T5">M</text:span><text:span text:style-name="T5">id</text:span><text:span text:style-name="T5">br</text:span><text:span text:style-name="T5">ai</text:span><text:span text:style-name="T5">n </text:span></text:p>
              <text:p text:style-name="P4"><text:span text:style-name="T5">S</text:span><text:span text:style-name="T5">o</text:span><text:span text:style-name="T5">m</text:span><text:span text:style-name="T5">a </text:span><text:span text:style-name="T5">&amp; </text:span><text:span text:style-name="T5">AI</text:span><text:span text:style-name="T5">S</text:span></text:p>
            </draw:text-box>
          </draw:frame>
          <draw:frame draw:style-name="gr14" draw:text-style-name="P10" draw:layer="layout" svg:width="0.9cm" svg:height="0.9cm" svg:x="5.572cm" svg:y="4.301cm">
            <draw:image xlink:href="Pictures/10000201000008B00000068420CC085AE7DD8162.png" xlink:type="simple" xlink:show="embed" xlink:actuate="onLoad">
              <text:p/>
            </draw:image>
            <draw:glue-point draw:id="4" svg:x="4.96cm" svg:y="-5cm"/>
            <draw:glue-point draw:id="5" svg:x="5.01cm" svg:y="5cm"/>
          </draw:frame>
          <draw:custom-shape draw:style-name="gr10" draw:text-style-name="P2" draw:layer="layout" svg:width="0.082cm" svg:height="0.41cm" svg:x="7.858cm" svg:y="2.8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5" draw:text-style-name="P2" draw:layer="layout" svg:x1="6.472cm" svg:y1="2.649cm" svg:x2="7.39cm" svg:y2="2.928cm">
            <text:p/>
          </draw:line>
          <draw:line draw:style-name="gr15" draw:text-style-name="P2" draw:layer="layout" svg:x1="6.472cm" svg:y1="3.549cm" svg:x2="7.39cm" svg:y2="3.228cm">
            <text:p/>
          </draw:line>
          <draw:line draw:style-name="gr15" draw:text-style-name="P2" draw:layer="layout" svg:x1="6.5cm" svg:y1="5.2cm" svg:x2="7.633cm" svg:y2="4.02cm">
            <text:p/>
          </draw:line>
          <draw:line draw:style-name="gr15" draw:text-style-name="P2" draw:layer="layout" svg:x1="6.5cm" svg:y1="4.3cm" svg:x2="7.633cm" svg:y2="3.72cm">
            <text:p/>
          </draw:line>
          <draw:frame draw:style-name="gr16" draw:text-style-name="P2" draw:layer="layout" svg:width="0.85cm" svg:height="0.85cm" svg:x="5.591cm" svg:y="2.675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frame draw:style-name="gr17" draw:text-style-name="P2" draw:layer="layout" svg:width="0.85cm" svg:height="0.85cm" svg:x="5.59cm" svg:y="4.306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g>
        <draw:frame draw:style-name="gr18" draw:text-style-name="P12" draw:layer="layout" svg:width="0.167cm" svg:height="0.319cm" svg:x="1.854cm" svg:y="1.807cm">
          <draw:text-box>
            <text:p><text:span text:style-name="T6">a</text:span></text:p>
          </draw:text-box>
        </draw:frame>
        <draw:frame draw:style-name="gr19" draw:text-style-name="P12" draw:layer="layout" svg:width="0.176cm" svg:height="0.319cm" svg:x="5.224cm" svg:y="1.83cm">
          <draw:text-box>
            <text:p><text:span text:style-name="T6">b</text:span></text:p>
          </draw:text-box>
        </draw:frame>
        <draw:frame draw:style-name="gr20" draw:text-style-name="P13" draw:layer="layout" svg:width="0.18cm" svg:height="0.319cm" svg:x="1.847cm" svg:y="5.157cm">
          <draw:text-box draw:corner-radius="0.053cm">
            <text:p><text:span text:style-name="T7">c</text:span></text:p>
          </draw:text-box>
        </draw:frame>
        <draw:g>
          <draw:custom-shape draw:style-name="gr21" draw:text-style-name="P14" draw:layer="layout" svg:width="1.436cm" svg:height="0.74cm" svg:x="2.764cm" svg:y="2.15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2" draw:text-style-name="P15" xml:id="id6" draw:id="id6" draw:layer="layout" svg:width="0.907cm" svg:height="0.276cm" svg:x="2.993cm" svg:y="2.422cm">
            <draw:text-box>
              <text:p text:style-name="P4"><text:span text:style-name="T8">SN</text:span><text:span text:style-name="T8">cD</text:span><text:span text:style-name="T8">A</text:span></text:p>
            </draw:text-box>
          </draw:frame>
          <draw:frame draw:style-name="gr23" draw:text-style-name="P16" xml:id="id1" draw:id="id1" draw:layer="layout" svg:width="1.107cm" svg:height="0.276cm" svg:x="2.21cm" svg:y="3.925cm">
            <draw:text-box>
              <text:p text:style-name="P4"><text:span text:style-name="T8">Gpi </text:span><text:span text:style-name="T8">&amp; </text:span><text:span text:style-name="T8">SNr</text:span></text:p>
            </draw:text-box>
          </draw:frame>
          <draw:frame draw:style-name="gr22" draw:text-style-name="P17" xml:id="id2" draw:id="id2" draw:layer="layout" svg:width="1.209cm" svg:height="0.276cm" svg:x="2.159cm" svg:y="4.39cm">
            <draw:text-box>
              <text:p><text:span text:style-name="T8">Tha</text:span><text:span text:style-name="T8">lam</text:span><text:span text:style-name="T8">us</text:span></text:p>
            </draw:text-box>
          </draw:frame>
          <draw:connector draw:style-name="gr24" draw:text-style-name="P18" draw:layer="layout" draw:type="line" svg:x1="2.763cm" svg:y1="4.201cm" svg:x2="2.763cm" svg:y2="4.39cm" draw:start-shape="id1" draw:start-glue-point="2" draw:end-shape="id2" draw:end-glue-point="0" svg:d="M2763 4201v189" svg:viewBox="0 0 1 190">
            <text:p/>
          </draw:connector>
          <draw:frame draw:style-name="gr25" draw:text-style-name="P17" xml:id="id8" draw:id="id8" draw:layer="layout" svg:width="0.722cm" svg:height="0.276cm" svg:x="2.983cm" svg:y="4.724cm">
            <draw:text-box>
              <text:p><text:span text:style-name="T8">C</text:span><text:span text:style-name="T8">o</text:span><text:span text:style-name="T8">rt</text:span><text:span text:style-name="T8">e</text:span><text:span text:style-name="T8">x</text:span></text:p>
            </draw:text-box>
          </draw:frame>
          <draw:g xml:id="id9" draw:id="id9">
            <draw:custom-shape draw:style-name="gr26" draw:text-style-name="P19" draw:layer="layout" svg:width="1.731cm" svg:height="0.4cm" svg:x="2.584cm" svg:y="2.883cm">
              <text:p/>
              <draw:enhanced-geometry svg:viewBox="0 0 21600 21600" draw:mirror-horizontal="false" draw:mirror-vertical="false" draw:type="rectangle" draw:enhanced-path="M 0 0 L 21600 0 21600 21600 0 21600 0 0 Z N"/>
            </draw:custom-shape>
            <draw:g>
              <draw:g>
                <draw:frame draw:style-name="gr22" draw:text-style-name="P20" draw:layer="layout" svg:width="0.952cm" svg:height="0.276cm" svg:x="2.976cm" svg:y="2.945cm">
                  <draw:text-box>
                    <text:p><text:span text:style-name="T9">Stri</text:span><text:span text:style-name="T9">atu</text:span><text:span text:style-name="T9">m</text:span></text:p>
                  </draw:text-box>
                </draw:frame>
                <draw:frame draw:style-name="gr27" draw:text-style-name="P21" xml:id="id7" draw:id="id7" draw:layer="layout" svg:width="0.315cm" svg:height="0.276cm" svg:x="2.606cm" svg:y="2.945cm">
                  <draw:text-box>
                    <text:p><text:span text:style-name="T10">D</text:span><text:span text:style-name="T10">1</text:span></text:p>
                  </draw:text-box>
                </draw:frame>
                <draw:frame draw:style-name="gr27" draw:text-style-name="P21" xml:id="id3" draw:id="id3" draw:layer="layout" svg:width="0.315cm" svg:height="0.276cm" svg:x="3.977cm" svg:y="2.945cm">
                  <draw:text-box>
                    <text:p><text:span text:style-name="T10">D2</text:span></text:p>
                  </draw:text-box>
                </draw:frame>
              </draw:g>
            </draw:g>
          </draw:g>
          <draw:frame draw:style-name="gr28" draw:text-style-name="P17" xml:id="id4" draw:id="id4" draw:layer="layout" svg:width="0.493cm" svg:height="0.276cm" svg:x="3.889cm" svg:y="3.423cm">
            <draw:text-box>
              <text:p><text:span text:style-name="T8">G</text:span><text:span text:style-name="T8">P</text:span><text:span text:style-name="T8">e</text:span></text:p>
            </draw:text-box>
          </draw:frame>
          <draw:frame draw:style-name="gr28" draw:text-style-name="P17" xml:id="id5" draw:id="id5" draw:layer="layout" svg:width="0.493cm" svg:height="0.276cm" svg:x="3.889cm" svg:y="3.922cm">
            <draw:text-box>
              <text:p><text:span text:style-name="T8">S</text:span><text:span text:style-name="T8">T</text:span><text:span text:style-name="T8">N</text:span></text:p>
            </draw:text-box>
          </draw:frame>
          <draw:connector draw:style-name="gr29" draw:text-style-name="P2" draw:layer="layout" draw:type="line" svg:x1="4.134cm" svg:y1="3.221cm" svg:x2="4.135cm" svg:y2="3.423cm" draw:start-shape="id3" draw:start-glue-point="2" draw:end-shape="id4" draw:end-glue-point="0" svg:d="M4134 3221l1 202" svg:viewBox="0 0 2 203">
            <text:p/>
          </draw:connector>
          <draw:connector draw:style-name="gr29" draw:text-style-name="P2" draw:layer="layout" draw:type="line" svg:x1="4.135cm" svg:y1="3.699cm" svg:x2="4.135cm" svg:y2="3.922cm" draw:start-shape="id4" draw:start-glue-point="2" draw:end-shape="id5" draw:end-glue-point="0" svg:d="M4135 3699v223" svg:viewBox="0 0 1 224">
            <text:p/>
          </draw:connector>
          <draw:connector draw:style-name="gr30" draw:text-style-name="P2" draw:layer="layout" draw:type="line" svg:x1="3.889cm" svg:y1="4.06cm" svg:x2="3.317cm" svg:y2="4.063cm" draw:start-shape="id5" draw:start-glue-point="3" draw:end-shape="id1" svg:d="M3889 4060l-572 3" svg:viewBox="0 0 573 4">
            <text:p/>
          </draw:connector>
          <draw:connector draw:style-name="gr30" draw:text-style-name="P2" draw:layer="layout" svg:x1="2.993cm" svg:y1="2.56cm" svg:x2="2.763cm" svg:y2="2.945cm" draw:start-shape="id6" draw:start-glue-point="3" draw:end-shape="id7" draw:end-glue-point="0" svg:d="M2993 2560h-230v385" svg:viewBox="0 0 231 386">
            <text:p/>
          </draw:connector>
          <draw:connector draw:style-name="gr29" draw:text-style-name="P2" draw:layer="layout" svg:x1="3.9cm" svg:y1="2.56cm" svg:x2="4.134cm" svg:y2="2.945cm" draw:start-shape="id6" draw:start-glue-point="1" draw:end-shape="id3" draw:end-glue-point="0" svg:d="M3900 2560h234v385" svg:viewBox="0 0 235 386">
            <text:p/>
          </draw:connector>
          <draw:frame draw:style-name="gr31" draw:text-style-name="P22" draw:layer="layout" svg:width="0.802cm" svg:height="0.276cm" draw:transform="rotate (1.5707963267949) translate (4.567cm 3.012cm)">
            <draw:text-box>
              <text:p><text:span text:style-name="T11">In</text:span><text:span text:style-name="T11">di</text:span><text:span text:style-name="T11">r</text:span><text:span text:style-name="T11">e</text:span><text:span text:style-name="T11">ct</text:span></text:p>
            </draw:text-box>
          </draw:frame>
          <draw:frame draw:style-name="gr32" draw:text-style-name="P17" draw:layer="layout" svg:width="0.641cm" svg:height="0.276cm" draw:transform="rotate (1.5707963267949) translate (2.228cm 2.884cm)">
            <draw:text-box>
              <text:p><text:span text:style-name="T8">D</text:span><text:span text:style-name="T8">ir</text:span><text:span text:style-name="T8">e</text:span><text:span text:style-name="T8">ct</text:span></text:p>
            </draw:text-box>
          </draw:frame>
          <draw:connector draw:style-name="gr33" draw:text-style-name="P2" draw:layer="layout" svg:x1="2.763cm" svg:y1="4.666cm" svg:x2="2.983cm" svg:y2="4.862cm" draw:start-shape="id2" draw:start-glue-point="2" draw:end-shape="id8" draw:end-glue-point="3" svg:d="M2763 4666v196h220" svg:viewBox="0 0 221 197">
            <text:p/>
          </draw:connector>
          <draw:connector draw:style-name="gr33" draw:text-style-name="P2" draw:layer="layout" svg:x1="3.705cm" svg:y1="4.862cm" svg:x2="4.135cm" svg:y2="4.198cm" draw:start-shape="id8" draw:start-glue-point="1" draw:end-shape="id5" draw:end-glue-point="2" svg:d="M3705 4862h430v-664" svg:viewBox="0 0 431 665">
            <text:p/>
          </draw:connector>
          <draw:connector draw:style-name="gr24" draw:text-style-name="P18" draw:layer="layout" draw:type="line" svg:x1="2.763cm" svg:y1="3.221cm" svg:x2="2.763cm" svg:y2="3.925cm" draw:start-shape="id7" draw:start-glue-point="2" draw:end-shape="id1" draw:end-glue-point="0" svg:d="M2763 3221v704" svg:viewBox="0 0 1 705">
            <text:p/>
          </draw:connector>
          <draw:connector draw:style-name="gr34" draw:text-style-name="P2" draw:layer="layout" draw:line-skew="-0.244cm" svg:x1="3.705cm" svg:y1="4.862cm" svg:x2="4.315cm" svg:y2="3.083cm" draw:start-shape="id8" draw:start-glue-point="1" draw:end-shape="id9" draw:end-glue-point="1" svg:d="M3705 4862h879v-1779h-269" svg:viewBox="0 0 880 1780">
            <text:p/>
          </draw:connector>
        </draw:g>
        <draw:frame draw:style-name="gr18" draw:text-style-name="P23" draw:layer="layout" svg:width="0.167cm" svg:height="0.319cm" svg:x="6.325cm" svg:y="10.232cm">
          <draw:text-box>
            <text:p><text:span text:style-name="T12">e</text:span></text:p>
          </draw:text-box>
        </draw:frame>
        <draw:frame draw:style-name="gr20" draw:text-style-name="P23" draw:layer="layout" svg:width="0.18cm" svg:height="0.319cm" svg:x="1.847cm" svg:y="10.232cm">
          <draw:text-box>
            <text:p><text:span text:style-name="T12">d</text:span></text:p>
          </draw:text-box>
        </draw:frame>
        <draw:frame draw:style-name="gr18" draw:text-style-name="P23" draw:layer="layout" svg:width="0.167cm" svg:height="0.319cm" svg:x="1.854cm" svg:y="14.107cm">
          <draw:text-box>
            <text:p><text:span text:style-name="T12">f</text:span></text:p>
          </draw:text-box>
        </draw:frame>
        <draw:frame draw:style-name="gr35" draw:text-style-name="P23" draw:layer="layout" svg:width="0.193cm" svg:height="0.319cm" svg:x="1.841cm" svg:y="16.112cm">
          <draw:text-box>
            <text:p><text:span text:style-name="T12">g</text:span></text:p>
          </draw:text-box>
        </draw:frame>
        <draw:frame draw:style-name="gr20" draw:text-style-name="P23" draw:layer="layout" svg:width="0.18cm" svg:height="0.319cm" svg:x="1.847cm" svg:y="18.057cm">
          <draw:text-box>
            <text:p><text:span text:style-name="T12">h</text:span></text:p>
          </draw:text-box>
        </draw:frame>
        <draw:frame draw:style-name="gr18" draw:text-style-name="P23" draw:layer="layout" svg:width="0.167cm" svg:height="0.319cm" svg:x="1.854cm" svg:y="20.057cm">
          <draw:text-box>
            <text:p><text:span text:style-name="T12">i</text:span></text:p>
          </draw:text-box>
        </draw:frame>
        <draw:g>
          <draw:ellipse draw:style-name="gr36" draw:text-style-name="P2" draw:layer="layout" svg:width="3.9cm" svg:height="1.802cm" draw:transform="rotate (1.5707963267949) translate (8.4cm 9.9cm)" draw:kind="cut" draw:start-angle="330" draw:end-angle="210">
            <text:p/>
          </draw:ellipse>
          <draw:custom-shape draw:style-name="gr37" draw:text-style-name="P2" draw:layer="layout" svg:width="3cm" svg:height="3cm" svg:x="1.85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8" draw:layer="layout" svg:width="0.406cm" svg:height="0.528cm" svg:x="4.596cm" svg:y="5.996cm" svg:viewBox="0 0 407 529" svg:d="M0 465c116-26 116 90 116-346 0-435 29 465 58 407s233-87 233-87">
            <text:p/>
          </draw:path>
          <draw:frame draw:style-name="gr39" draw:text-style-name="P11" draw:layer="layout" svg:width="1.048cm" svg:height="0.551cm" svg:x="4.211cm" svg:y="5.375cm">
            <draw:text-box>
              <text:p text:style-name="P4"><text:span text:style-name="T5">M</text:span><text:span text:style-name="T5">et</text:span><text:span text:style-name="T5">a</text:span><text:span text:style-name="T5">b</text:span><text:span text:style-name="T5">ol</text:span><text:span text:style-name="T5">ic</text:span><text:span text:style-name="T5"><text:line-break/></text:span><text:span text:style-name="T5">s</text:span><text:span text:style-name="T5">pi</text:span><text:span text:style-name="T5">k</text:span><text:span text:style-name="T5">e</text:span></text:p>
            </draw:text-box>
          </draw:frame>
          <draw:custom-shape draw:style-name="gr40" draw:text-style-name="P2" draw:layer="layout" svg:width="0.277cm" svg:height="0.277cm" svg:x="2.326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 draw:layer="layout" svg:width="0.371cm" svg:height="0.371cm" svg:x="3.137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0.523cm" svg:height="0.523cm" svg:x="3.929cm" svg:y="6.563cm">
            <text:p text:style-name="P24"><text:span text:style-name="T8">D</text:span><text:span text:style-name="T1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3.091cm" svg:y="5.605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5cm" svg:height="1.503cm" draw:transform="rotate (-2.31465565399488) translate (4.395cm 6.716cm)">
            <text:p/>
            <draw:enhanced-geometry svg:viewBox="0 0 21600 21600" draw:mirror-horizontal="true" draw:mirror-vertical="false" draw:text-areas="0 0 21600 21600" draw:type="circular-arrow" draw:modifiers="-21.2691915298709 2.77718374658518 9343.1519764780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28" draw:layer="layout" svg:width="0.205cm" svg:height="0.395cm" svg:x="4.352cm" svg:y="6.063cm">
            <draw:text-box>
              <text:p text:style-name="P4"><text:span text:style-name="T14">+</text:span></text:p>
            </draw:text-box>
          </draw:frame>
          <draw:custom-shape draw:style-name="gr43" draw:text-style-name="P27" draw:layer="layout" svg:width="0.523cm" svg:height="0.523cm" svg:x="3.091cm" svg:y="6.49cm">
            <text:p text:style-name="P26"><text:span text:style-name="T8">D</text:span><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984cm" svg:height="1.502cm" draw:transform="rotate (2.10364534742877) translate (3.206cm 7.211cm)">
            <text:p/>
            <draw:enhanced-geometry svg:viewBox="0 0 21600 21600" draw:mirror-horizontal="true" draw:mirror-vertical="false" draw:text-areas="0 0 21600 21600" draw:type="circular-arrow" draw:modifiers="-56.4037470350239 0.137179486896425 9003.6769217428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9" draw:layer="layout" svg:width="1.107cm" svg:height="0.276cm" svg:x="2.799cm" svg:y="8.774cm">
            <draw:text-box>
              <text:p text:style-name="P4"><text:span text:style-name="T5">Ly</text:span><text:span text:style-name="T5">s</text:span><text:span text:style-name="T5">o</text:span><text:span text:style-name="T5">s</text:span><text:span text:style-name="T5">o</text:span><text:span text:style-name="T5">m</text:span><text:span text:style-name="T5">e</text:span></text:p>
            </draw:text-box>
          </draw:frame>
          <draw:g>
            <draw:g>
              <draw:g>
                <draw:custom-shape draw:style-name="gr48" draw:text-style-name="P29" draw:layer="layout" svg:width="0.329cm" svg:height="0.164cm" svg:x="2.706cm" svg:y="8.417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215cm" svg:height="0.072cm" svg:x="2.763cm" svg:y="8.463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0" draw:text-style-name="P31" draw:layer="layout" svg:width="0.636cm" svg:height="0.578cm" svg:x="2.56cm" svg:y="8.182cm">
                <text:p/>
                <draw:enhanced-geometry svg:viewBox="0 0 21600 21600" draw:mirror-horizontal="true" draw:glue-points="10800 0 3163 3163 0 10800 3163 18437 10800 21600 18437 18437 21600 10800 18437 3163" draw:text-areas="3163 3163 18437 18437" draw:type="ring" draw:modifiers="129.08366533864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1" draw:text-style-name="P1" draw:layer="layout" svg:width="0.253cm" svg:height="0.255cm" svg:x="2.744cm" svg:y="8.3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32" draw:layer="layout" svg:width="0.034cm" svg:height="0.068cm" svg:x="2.861cm" svg:y="8.446cm">
                  <text:p/>
                  <draw:enhanced-geometry svg:viewBox="0 0 21600 21600"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2" draw:layer="layout" svg:width="0.027cm" svg:height="0.029cm" svg:x="2.857cm" svg:y="8.5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33" draw:layer="layout" svg:width="0.522cm" svg:height="0.484cm" svg:x="3.656cm" svg:y="8.2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34" draw:layer="layout" svg:width="0.427cm" svg:height="0.488cm" draw:transform="rotate (1.5707963267949) translate (3.216cm 8.681cm)">
              <text:p/>
              <draw:enhanced-geometry svg:viewBox="0 0 21600 21600" draw:mirror-vertical="true" draw:mirror-horizontal="true" draw:text-areas="?f0 ?f7 ?f2 21600" draw:type="up-arrow" draw:modifiers="10884.2433697348 4358.4569732937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56" draw:text-style-name="P35" draw:layer="layout" svg:width="3.607cm" svg:height="0.7cm" svg:x="4.845cm" svg:y="7.55cm">
              <text:p/>
              <draw:enhanced-geometry svg:viewBox="0 0 21600 21600" draw:type="rectangle" draw:enhanced-path="M 0 0 L 21600 0 21600 21600 0 21600 0 0 Z N"/>
            </draw:custom-shape>
            <draw:custom-shape draw:style-name="gr57" draw:text-style-name="P31" draw:layer="layout" svg:width="3.9cm" svg:height="0.67cm" svg:x="4.752cm" svg:y="7.565cm">
              <text:p/>
              <draw:enhanced-geometry svg:viewBox="0 0 21600 21600" draw:type="rectangle" draw:enhanced-path="M 0 0 L 21600 0 21600 21600 0 21600 0 0 Z N"/>
            </draw:custom-shape>
          </draw:g>
          <draw:g>
            <draw:g>
              <draw:custom-shape draw:style-name="gr48" draw:text-style-name="P29" draw:layer="layout" svg:width="0.466cm" svg:height="0.248cm" svg:x="4.81cm" svg:y="7.7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889cm" svg:y="7.8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8" draw:text-style-name="P36" draw:layer="layout" svg:width="0.49cm" svg:height="0.29cm" svg:x="4.11cm" svg:y="7.7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9" draw:layer="layout" svg:width="0.466cm" svg:height="0.248cm" svg:x="4.122cm" svg:y="7.7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203cm" svg:y="7.8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59" draw:text-style-name="P2" draw:layer="layout" svg:x1="4.699cm" svg:y1="7.7cm" svg:x2="4.699cm" svg:y2="6.6cm">
            <text:p/>
          </draw:line>
          <draw:custom-shape draw:style-name="gr60" draw:text-style-name="P1" draw:layer="layout" svg:width="1.5cm" svg:height="0.187cm" svg:x="5.813cm" svg:y="7.2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1" draw:text-style-name="P1" draw:layer="layout" svg:width="0.399cm" svg:height="0.187cm" svg:x="5.7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0.399cm" svg:height="0.187cm" svg:x="6.3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0.399cm" svg:height="0.187cm" svg:x="6.9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62" draw:text-style-name="P37" draw:layer="layout" svg:width="1.903cm" svg:height="0.276cm" svg:x="5.612cm" svg:y="6.816cm">
            <draw:text-box>
              <text:p><text:span text:style-name="T8">Ol</text:span><text:span text:style-name="T8">ig</text:span><text:span text:style-name="T8">o</text:span><text:span text:style-name="T8">d</text:span><text:span text:style-name="T8">e</text:span><text:span text:style-name="T8">n</text:span><text:span text:style-name="T8">dr</text:span><text:span text:style-name="T8">o</text:span><text:span text:style-name="T8">cy</text:span><text:span text:style-name="T8">te</text:span><text:span text:style-name="T8">s</text:span></text:p>
            </draw:text-box>
          </draw:frame>
          <draw:custom-shape draw:style-name="gr63" draw:text-style-name="P31" draw:layer="layout" svg:width="0.414cm" svg:height="0.414cm" draw:transform="rotate (0.785398163397448) translate (4.405cm 7.225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4" draw:text-style-name="P11" draw:layer="layout" svg:width="1.695cm" svg:height="0.3cm" svg:x="5.716cm" svg:y="8.75cm">
            <draw:text-box>
              <text:p text:style-name="P4"><text:span text:style-name="T5">D</text:span><text:span text:style-name="T5">e</text:span><text:span text:style-name="T5">m</text:span><text:span text:style-name="T5">y</text:span><text:span text:style-name="T5">e</text:span><text:span text:style-name="T5">li</text:span><text:span text:style-name="T5">n</text:span><text:span text:style-name="T5">a</text:span><text:span text:style-name="T5">ti</text:span><text:span text:style-name="T5">o</text:span><text:span text:style-name="T5">n</text:span></text:p>
            </draw:text-box>
          </draw:frame>
          <draw:frame draw:style-name="gr65" draw:text-style-name="P11" draw:layer="layout" svg:width="0.6cm" svg:height="0.276cm" svg:x="4.696cm" svg:y="8.774cm">
            <draw:text-box>
              <text:p text:style-name="P4"><text:span text:style-name="T5">AIS</text:span></text:p>
            </draw:text-box>
          </draw:frame>
          <draw:frame draw:style-name="gr66" draw:text-style-name="P6" draw:layer="layout" svg:width="0.65cm" svg:height="0.276cm" svg:x="3.027cm" svg:y="5.375cm">
            <draw:text-box>
              <text:p text:style-name="P4"><text:span text:style-name="T1">So</text:span><text:span text:style-name="T1">ma</text:span></text:p>
            </draw:text-box>
          </draw:frame>
          <draw:frame draw:style-name="gr67" draw:text-style-name="P11" draw:layer="layout" svg:width="0.561cm" svg:height="0.276cm" svg:x="6.283cm" svg:y="7.762cm">
            <draw:text-box>
              <text:p text:style-name="P4"><text:span text:style-name="T5">Axon</text:span></text:p>
            </draw:text-box>
          </draw:frame>
          <draw:frame draw:style-name="gr68" draw:text-style-name="P11" draw:layer="layout" svg:width="0.925cm" svg:height="0.276cm" svg:x="8.701cm" svg:y="9.262cm">
            <draw:text-box>
              <text:p text:style-name="P4"><text:span text:style-name="T5">Tyrosine</text:span></text:p>
            </draw:text-box>
          </draw:frame>
          <draw:custom-shape draw:style-name="gr43" draw:text-style-name="P27" draw:layer="layout" svg:width="0.523cm" svg:height="0.523cm" svg:x="8.684cm" svg:y="7.629cm">
            <text:p text:style-name="P26"><text:span text:style-name="T8">D</text:span><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2" draw:layer="layout" svg:x1="7.7cm" svg:y1="6.299cm" svg:x2="8.5cm" svg:y2="6.304cm">
            <text:p/>
          </draw:line>
          <draw:custom-shape draw:style-name="gr63" draw:text-style-name="P31" draw:layer="layout" svg:width="0.414cm" svg:height="0.414cm" draw:transform="rotate (0.785398163397448) translate (7.659cm 6.293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59" draw:text-style-name="P2" draw:layer="layout" svg:x1="8.896cm" svg:y1="9.197cm" svg:x2="8.89cm" svg:y2="8.442cm">
            <text:p/>
          </draw:line>
          <draw:line draw:style-name="gr59" draw:text-style-name="P2" draw:layer="layout" svg:x1="8.892cm" svg:y1="8.33cm" svg:x2="8.892cm" svg:y2="8.048cm">
            <text:p/>
          </draw:line>
          <draw:line draw:style-name="gr69" draw:text-style-name="P2" draw:layer="layout" svg:x1="8.696cm" svg:y1="7.89cm" svg:x2="8.296cm" svg:y2="7.89cm">
            <text:p/>
          </draw:line>
          <draw:g>
            <draw:custom-shape draw:style-name="gr70" draw:text-style-name="P38" xml:id="id10" draw:id="id10" draw:layer="layout" svg:width="0.25cm" svg:height="0.2cm" svg:x="9.552cm" svg:y="8.9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8" draw:layer="layout" draw:type="line" svg:x1="9.802cm" svg:y1="9.049cm" svg:x2="9.84cm" svg:y2="9.047cm" draw:start-shape="id10" draw:start-glue-point="1" draw:end-shape="id11" draw:end-glue-point="3" svg:d="M9802 9049l38-2" svg:viewBox="0 0 39 3">
              <text:p/>
            </draw:connector>
            <draw:ellipse draw:style-name="gr72" draw:text-style-name="P39" xml:id="id11" draw:id="id11" draw:layer="layout" svg:width="0.114cm" svg:height="0.174cm" svg:x="9.84cm" svg:y="8.96cm" draw:kind="cut" draw:start-angle="88.54" draw:end-angle="272.58">
              <text:p/>
            </draw:ellipse>
          </draw:g>
          <draw:custom-shape draw:style-name="gr73" draw:text-style-name="P25" draw:layer="layout" svg:width="0.523cm" svg:height="0.523cm" svg:x="9.229cm" svg:y="6.181cm">
            <text:p text:style-name="P24"><text:span text:style-name="T8">D</text:span><text:span text:style-name="T1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0.191cm" svg:height="0.191cm" svg:x="9.562cm" svg:y="7.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2" draw:layer="layout" svg:width="0.187cm" svg:height="0.187cm" svg:x="8.792cm" svg:y="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 draw:layer="layout" svg:width="0.958cm" svg:height="0.959cm" draw:transform="rotate (-1.68982778178091) translate (9.931cm 6.459cm)">
            <text:p/>
            <draw:enhanced-geometry svg:viewBox="0 0 21600 21600" draw:mirror-horizontal="false" draw:mirror-vertical="false" draw:text-areas="0 0 21600 21600" draw:type="circular-arrow" draw:modifiers="-20.3075764499179 17.4698862368516 8394.277919529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40" draw:layer="layout" svg:width="0.269cm" svg:height="0.407cm" svg:x="8.749cm" svg:y="7.239cm">
            <text:p/>
            <draw:enhanced-geometry svg:viewBox="0 0 21600 21600" draw:mirror-vertical="true" draw:text-areas="?f0 0 ?f2 ?f5" draw:type="down-arrow" draw:modifiers="15048.7912087912 648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2" draw:layer="layout" svg:width="0.904cm" svg:height="0.959cm" draw:transform="rotate (2.25845605208066) translate (9.259cm 7.7cm)">
            <text:p/>
            <draw:enhanced-geometry svg:viewBox="0 0 21600 21600" draw:mirror-horizontal="false" draw:mirror-vertical="false" draw:text-areas="0 0 21600 21600" draw:type="circular-arrow" draw:modifiers="-22.6126935881294 -2.87153560440099 7635.2223857724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28" draw:layer="layout" svg:width="0.205cm" svg:height="0.395cm" svg:x="8.963cm" svg:y="6.085cm">
            <draw:text-box>
              <text:p text:style-name="P4"><text:span text:style-name="T14">+</text:span></text:p>
            </draw:text-box>
          </draw:frame>
          <draw:custom-shape draw:style-name="gr43" draw:text-style-name="P27" draw:layer="layout" svg:width="0.523cm" svg:height="0.523cm" svg:x="9.904cm" svg:y="6.8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9.904cm" svg:y="7.629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9.904cm" svg:y="8.815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2" draw:layer="layout" svg:x1="9.536cm" svg:y1="9.044cm" svg:x2="9cm" svg:y2="9.044cm">
            <text:p/>
          </draw:line>
          <draw:custom-shape draw:style-name="gr63" draw:text-style-name="P31" draw:layer="layout" svg:width="0.414cm" svg:height="0.414cm" draw:transform="rotate (0.785398163397448) translate (9.012cm 9.055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59" draw:text-style-name="P2" draw:layer="layout" svg:x1="5.045cm" svg:y1="6.3cm" svg:x2="5.752cm" svg:y2="6.3cm">
            <text:p/>
          </draw:line>
          <draw:custom-shape draw:style-name="gr63" draw:text-style-name="P31" draw:layer="layout" svg:width="0.414cm" svg:height="0.414cm" draw:transform="rotate (0.785398163397448) translate (5.019cm 6.293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0" draw:text-style-name="P31" draw:layer="layout" svg:width="0.113cm" svg:height="1.048cm" svg:x="7.448cm" svg:y="7.4cm">
            <text:p/>
            <draw:enhanced-geometry svg:viewBox="0 0 21600 21600" draw:type="rectangle" draw:enhanced-path="M 0 0 L 21600 0 21600 21600 0 21600 0 0 Z N"/>
          </draw:custom-shape>
          <draw:line draw:style-name="gr81" draw:text-style-name="P2" draw:layer="layout" svg:x1="7.504cm" svg:y1="8.161cm" svg:x2="7.436cm" svg:y2="8.369cm">
            <text:p/>
          </draw:line>
          <draw:line draw:style-name="gr81" draw:text-style-name="P2" draw:layer="layout" svg:x1="7.609cm" svg:y1="8.161cm" svg:x2="7.541cm" svg:y2="8.369cm">
            <text:p/>
          </draw:line>
          <draw:line draw:style-name="gr81" draw:text-style-name="P2" draw:layer="layout" svg:x1="7.5cm" svg:y1="7.461cm" svg:x2="7.432cm" svg:y2="7.669cm">
            <text:p/>
          </draw:line>
          <draw:line draw:style-name="gr81" draw:text-style-name="P2" draw:layer="layout" svg:x1="7.605cm" svg:y1="7.461cm" svg:x2="7.537cm" svg:y2="7.669cm">
            <text:p/>
          </draw:line>
          <draw:custom-shape draw:style-name="gr82" draw:text-style-name="P1" draw:layer="layout" svg:width="0.293cm" svg:height="0.79cm" draw:transform="rotate (-1.5707963267949) translate (9.932cm 7.711cm)">
            <text:p/>
            <draw:enhanced-geometry svg:viewBox="0 0 21600 21600" draw:text-areas="?f0 0 ?f2 ?f5" draw:type="down-arrow" draw:modifiers="16657.3957016435 72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3" draw:text-style-name="P41" draw:layer="layout" svg:width="1.369cm" svg:height="0.551cm" svg:x="9.014cm" svg:y="8.224cm">
            <draw:text-box>
              <text:p text:style-name="P4"><text:span text:style-name="T15">D2-</text:span></text:p>
              <text:p text:style-name="P4"><text:span text:style-name="T15">autoreceptor</text:span></text:p>
            </draw:text-box>
          </draw:frame>
          <draw:g>
            <draw:custom-shape draw:style-name="gr84" draw:text-style-name="P31" draw:layer="layout" svg:width="0.501cm" svg:height="0.455cm" svg:x="6.332cm" svg:y="9.517cm">
              <text:p/>
              <draw:enhanced-geometry svg:viewBox="0 0 21600 21600" draw:glue-points="10800 0 3163 3163 0 10800 3163 18437 10800 21600 18437 18437 21600 10800 18437 3163" draw:text-areas="3163 3163 18437 18437" draw:type="ring" draw:modifiers="172.11155378486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5" draw:text-style-name="P36" draw:layer="layout" svg:width="0.258cm" svg:height="0.129cm" svg:x="6.454cm" svg:y="9.6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17cm" svg:height="0.057cm" svg:x="6.499cm" svg:y="9.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6" draw:text-style-name="P1" draw:layer="layout" svg:width="0.199cm" svg:height="0.201cm" svg:x="6.483cm" svg:y="9.6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32" draw:layer="layout" svg:width="0.027cm" svg:height="0.053cm" svg:x="6.569cm" svg:y="9.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8" draw:text-style-name="P32" draw:layer="layout" svg:width="0.021cm" svg:height="0.023cm" svg:x="6.572cm" svg:y="9.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89" draw:text-style-name="P42" draw:layer="layout" svg:width="0.789cm" svg:height="0.276cm" svg:x="2.841cm" svg:y="9.606cm">
            <draw:text-box>
              <text:p text:style-name="P7"><text:span text:style-name="T5">Control</text:span></text:p>
            </draw:text-box>
          </draw:frame>
          <draw:frame draw:style-name="gr90" draw:text-style-name="P42" draw:layer="layout" svg:width="1.78cm" svg:height="0.276cm" svg:x="6.935cm" svg:y="9.606cm">
            <draw:text-box>
              <text:p text:style-name="P7"><text:span text:style-name="T5">Autophagosome</text:span></text:p>
            </draw:text-box>
          </draw:frame>
          <draw:g>
            <draw:custom-shape draw:style-name="gr48" draw:text-style-name="P29" draw:layer="layout" svg:width="0.466cm" svg:height="0.248cm" svg:x="2.256cm" svg:y="9.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2.335cm" svg:y="9.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8" draw:text-style-name="P36" draw:layer="layout" svg:width="0.49cm" svg:height="0.29cm" svg:x="3.954cm" svg:y="9.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9" draw:layer="layout" svg:width="0.466cm" svg:height="0.248cm" svg:x="3.966cm" svg:y="9.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047cm" svg:y="9.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91" draw:text-style-name="P42" draw:layer="layout" svg:width="1.458cm" svg:height="0.276cm" svg:x="4.598cm" svg:y="9.616cm">
            <draw:text-box>
              <text:p text:style-name="P7"><text:span text:style-name="T5">RET collapse</text:span></text:p>
            </draw:text-box>
          </draw:frame>
          <draw:frame draw:style-name="gr92" draw:text-style-name="P43" draw:layer="layout" svg:width="0.887cm" svg:height="0.276cm" svg:x="7.36cm" svg:y="7.752cm">
            <draw:text-box>
              <text:p text:style-name="P4"><text:span text:style-name="T16"><text:s/></text:span><text:span text:style-name="T16">DOPAL</text:span></text:p>
            </draw:text-box>
          </draw:frame>
          <draw:custom-shape draw:style-name="gr93" draw:text-style-name="P31" draw:layer="layout" svg:width="0.111cm" svg:height="0.748cm" svg:x="8.694cm" svg:y="5.852cm">
            <text:p/>
            <draw:enhanced-geometry svg:viewBox="0 0 21600 21600" draw:type="rectangle" draw:enhanced-path="M 0 0 L 21600 0 21600 21600 0 21600 0 0 Z N"/>
          </draw:custom-shape>
          <draw:path draw:style-name="gr38" draw:text-style-name="P18" draw:layer="layout" svg:width="0.406cm" svg:height="0.528cm" svg:x="8.621cm" svg:y="5.997cm" svg:viewBox="0 0 407 529" svg:d="M0 465c116-26 116 90 116-346 0-435 29 465 58 407s233-87 233-87">
            <text:p/>
          </draw:path>
          <draw:frame draw:style-name="gr94" draw:text-style-name="P6" draw:layer="layout" svg:width="1.28cm" svg:height="0.551cm" svg:x="8.639cm" svg:y="5.375cm">
            <draw:text-box>
              <text:p text:style-name="P4"><text:span text:style-name="T1">Presynaptic</text:span></text:p>
              <text:p text:style-name="P4"><text:span text:style-name="T1">terminal</text:span></text:p>
            </draw:text-box>
          </draw:frame>
          <draw:line draw:style-name="gr59" draw:text-style-name="P2" draw:layer="layout" svg:x1="5.839cm" svg:y1="6.3cm" svg:x2="7.5cm" svg:y2="6.3cm">
            <text:p/>
          </draw:line>
          <draw:custom-shape draw:style-name="gr95" draw:text-style-name="P1" draw:layer="layout" svg:width="0.326cm" svg:height="0.407cm" svg:x="3.155cm" svg:y="6.938cm">
            <text:p/>
            <draw:enhanced-geometry svg:viewBox="0 0 21600 21600" draw:text-areas="?f0 0 ?f2 ?f5" draw:type="down-arrow" draw:modifiers="14082.3529411765 7662.3853211009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6" draw:text-style-name="P2" draw:layer="layout" svg:width="0.958cm" svg:height="0.959cm" draw:transform="rotate (0.631111057521149) translate (8.933cm 6.726cm)">
            <text:p/>
            <draw:enhanced-geometry svg:viewBox="0 0 21600 21600" draw:mirror-horizontal="false" draw:mirror-vertical="false" draw:text-areas="0 0 21600 21600" draw:type="circular-arrow" draw:modifiers="-27.3608608772992 17.4698862368516 8394.277919529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2" draw:layer="layout" svg:width="1.382cm" svg:height="1.502cm" draw:transform="rotate (-0.872839158922364) translate (3.344cm 5.776cm)">
            <text:p/>
            <draw:enhanced-geometry svg:viewBox="0 0 21600 21600" draw:mirror-horizontal="true" draw:mirror-vertical="false" draw:text-areas="0 0 21600 21600" draw:type="circular-arrow" draw:modifiers="-21.2691915298709 2.77718374658518 9343.1519764780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8" draw:text-style-name="P1" draw:layer="layout" svg:width="0.326cm" svg:height="0.407cm" svg:x="3.154cm" svg:y="6.123cm">
            <text:p/>
            <draw:enhanced-geometry svg:viewBox="0 0 21600 21600" draw:text-areas="?f0 0 ?f2 ?f5" draw:type="down-arrow" draw:modifiers="14082.3529411765 7662.3853211009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9" draw:text-style-name="P44" draw:layer="layout" svg:width="0.476cm" svg:height="0.276cm" svg:x="2.674cm" svg:y="6.1cm">
            <draw:text-box>
              <text:p><text:span text:style-name="T8">DAT</text:span></text:p>
            </draw:text-box>
          </draw:frame>
          <draw:frame draw:style-name="gr99" draw:text-style-name="P45" draw:layer="layout" svg:width="0.476cm" svg:height="0.276cm" svg:x="9.482cm" svg:y="7.514cm">
            <draw:text-box draw:corner-radius="7.026cm">
              <text:p><text:span text:style-name="T15">DA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29T12:51:58.930407676</meta:creation-date>
    <meta:generator>LibreOffice/6.0.7.3$Linux_X86_64 LibreOffice_project/00m0$Build-3</meta:generator>
    <dc:date>2021-07-23T12:14:40.071871239</dc:date>
    <meta:editing-duration>P29DT22H50M44S</meta:editing-duration>
    <meta:editing-cycles>82</meta:editing-cycles>
    <meta:document-statistic meta:object-count="168"/>
  </office:meta>
</office:document-meta>
</file>